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3" table:default-cell-style-name="ce25"/>
        <table:table-column table:style-name="co3" table:number-columns-repeated="3" table:default-cell-style-name="ce13"/>
        <table:table-column table:style-name="co3" table:number-columns-repeated="10" table:default-cell-style-name="ce25"/>
        <table:table-column table:style-name="co3" table:number-columns-repeated="996" table:default-cell-style-name="ce13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8-16-37-5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8-16-37-5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5263" calcext:value-type="float">
            <text:p>0.765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5549" calcext:value-type="float">
            <text:p>1.815549</text:p>
          </table:table-cell>
          <table:table-cell office:value-type="float" office:value="1.303824" calcext:value-type="float">
            <text:p>1.303824</text:p>
          </table:table-cell>
          <table:table-cell office:value-type="float" office:value="1.105508" calcext:value-type="float">
            <text:p>1.105508</text:p>
          </table:table-cell>
          <table:table-cell office:value-type="float" office:value="1.064936" calcext:value-type="float">
            <text:p>1.064936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894895" calcext:value-type="float">
            <text:p>0.894895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816079" calcext:value-type="float">
            <text:p>0.816079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765263" calcext:value-type="float">
            <text:p>0.76526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9-12-10-0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9-12-10-0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54366" calcext:value-type="float">
            <text:p>0.754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6232" calcext:value-type="float">
            <text:p>1.736232</text:p>
          </table:table-cell>
          <table:table-cell office:value-type="float" office:value="1.312054" calcext:value-type="float">
            <text:p>1.312054</text:p>
          </table:table-cell>
          <table:table-cell office:value-type="float" office:value="1.150249" calcext:value-type="float">
            <text:p>1.150249</text:p>
          </table:table-cell>
          <table:table-cell office:value-type="float" office:value="1.091319" calcext:value-type="float">
            <text:p>1.091319</text:p>
          </table:table-cell>
          <table:table-cell office:value-type="float" office:value="0.949312" calcext:value-type="float">
            <text:p>0.949312</text:p>
          </table:table-cell>
          <table:table-cell office:value-type="float" office:value="0.881072" calcext:value-type="float">
            <text:p>0.881072</text:p>
          </table:table-cell>
          <table:table-cell office:value-type="float" office:value="0.851629" calcext:value-type="float">
            <text:p>0.851629</text:p>
          </table:table-cell>
          <table:table-cell office:value-type="float" office:value="0.824766" calcext:value-type="float">
            <text:p>0.824766</text:p>
          </table:table-cell>
          <table:table-cell office:value-type="float" office:value="0.782693" calcext:value-type="float">
            <text:p>0.782693</text:p>
          </table:table-cell>
          <table:table-cell office:value-type="float" office:value="0.754366" calcext:value-type="float">
            <text:p>0.75436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20-07-24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4-20-07-24-2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395" calcext:value-type="float">
            <text:p>0.7639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71296" calcext:value-type="float">
            <text:p>1.871296</text:p>
          </table:table-cell>
          <table:table-cell office:value-type="float" office:value="1.324933" calcext:value-type="float">
            <text:p>1.324933</text:p>
          </table:table-cell>
          <table:table-cell office:value-type="float" office:value="1.114435" calcext:value-type="float">
            <text:p>1.114435</text:p>
          </table:table-cell>
          <table:table-cell office:value-type="float" office:value="1.068775" calcext:value-type="float">
            <text:p>1.068775</text:p>
          </table:table-cell>
          <table:table-cell office:value-type="float" office:value="0.973653" calcext:value-type="float">
            <text:p>0.973653</text:p>
          </table:table-cell>
          <table:table-cell office:value-type="float" office:value="0.884797" calcext:value-type="float">
            <text:p>0.884797</text:p>
          </table:table-cell>
          <table:table-cell office:value-type="float" office:value="0.849338" calcext:value-type="float">
            <text:p>0.849338</text:p>
          </table:table-cell>
          <table:table-cell office:value-type="float" office:value="0.836727" calcext:value-type="float">
            <text:p>0.836727</text:p>
          </table:table-cell>
          <table:table-cell office:value-type="float" office:value="0.764421" calcext:value-type="float">
            <text:p>0.764421</text:p>
          </table:table-cell>
          <table:table-cell office:value-type="float" office:value="0.76395" calcext:value-type="float">
            <text:p>0.7639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1-02-38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1-02-38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49517" calcext:value-type="float">
            <text:p>0.749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4791" calcext:value-type="float">
            <text:p>1.814791</text:p>
          </table:table-cell>
          <table:table-cell office:value-type="float" office:value="1.32571" calcext:value-type="float">
            <text:p>1.325710</text:p>
          </table:table-cell>
          <table:table-cell office:value-type="float" office:value="1.150271" calcext:value-type="float">
            <text:p>1.150271</text:p>
          </table:table-cell>
          <table:table-cell office:value-type="float" office:value="1.688223" calcext:value-type="float">
            <text:p>1.688223</text:p>
          </table:table-cell>
          <table:table-cell office:value-type="float" office:value="0.993209" calcext:value-type="float">
            <text:p>0.993209</text:p>
          </table:table-cell>
          <table:table-cell office:value-type="float" office:value="0.914069" calcext:value-type="float">
            <text:p>0.914069</text:p>
          </table:table-cell>
          <table:table-cell office:value-type="float" office:value="0.875095" calcext:value-type="float">
            <text:p>0.875095</text:p>
          </table:table-cell>
          <table:table-cell office:value-type="float" office:value="0.831961" calcext:value-type="float">
            <text:p>0.831961</text:p>
          </table:table-cell>
          <table:table-cell office:value-type="float" office:value="0.765055" calcext:value-type="float">
            <text:p>0.765055</text:p>
          </table:table-cell>
          <table:table-cell office:value-type="float" office:value="0.749517" calcext:value-type="float">
            <text:p>0.7495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 * 128 dim GPU large dr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2-06-40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2-06-40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8558" calcext:value-type="float">
            <text:p>0.768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6107" calcext:value-type="float">
            <text:p>1.826107</text:p>
          </table:table-cell>
          <table:table-cell office:value-type="float" office:value="1.352752" calcext:value-type="float">
            <text:p>1.352752</text:p>
          </table:table-cell>
          <table:table-cell office:value-type="float" office:value="1.143958" calcext:value-type="float">
            <text:p>1.143958</text:p>
          </table:table-cell>
          <table:table-cell office:value-type="float" office:value="1.080899" calcext:value-type="float">
            <text:p>1.080899</text:p>
          </table:table-cell>
          <table:table-cell office:value-type="float" office:value="0.93553" calcext:value-type="float">
            <text:p>0.935530</text:p>
          </table:table-cell>
          <table:table-cell office:value-type="float" office:value="0.917578" calcext:value-type="float">
            <text:p>0.917578</text:p>
          </table:table-cell>
          <table:table-cell office:value-type="float" office:value="0.83896" calcext:value-type="float">
            <text:p>0.838960</text:p>
          </table:table-cell>
          <table:table-cell office:value-type="float" office:value="0.816752" calcext:value-type="float">
            <text:p>0.816752</text:p>
          </table:table-cell>
          <table:table-cell office:value-type="float" office:value="0.781789" calcext:value-type="float">
            <text:p>0.781789</text:p>
          </table:table-cell>
          <table:table-cell office:value-type="float" office:value="0.768558" calcext:value-type="float">
            <text:p>0.76855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02-00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02-00-4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1256" calcext:value-type="float">
            <text:p>0.80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9824" calcext:value-type="float">
            <text:p>1.729824</text:p>
          </table:table-cell>
          <table:table-cell office:value-type="float" office:value="0.384782" calcext:value-type="float">
            <text:p>0.384782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1.101174" calcext:value-type="float">
            <text:p>1.101174</text:p>
          </table:table-cell>
          <table:table-cell office:value-type="float" office:value="0.970933" calcext:value-type="float">
            <text:p>0.970933</text:p>
          </table:table-cell>
          <table:table-cell office:value-type="float" office:value="0.967269" calcext:value-type="float">
            <text:p>0.967269</text:p>
          </table:table-cell>
          <table:table-cell office:value-type="float" office:value="0.851588" calcext:value-type="float">
            <text:p>0.851588</text:p>
          </table:table-cell>
          <table:table-cell office:value-type="float" office:value="0.835542" calcext:value-type="float">
            <text:p>0.835542</text:p>
          </table:table-cell>
          <table:table-cell office:value-type="float" office:value="0.821545" calcext:value-type="float">
            <text:p>0.821545</text:p>
          </table:table-cell>
          <table:table-cell office:value-type="float" office:value="0.801256" calcext:value-type="float">
            <text:p>0.80125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20-1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20-13-1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5948" calcext:value-type="float">
            <text:p>1.455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90915" calcext:value-type="float">
            <text:p>1.790915</text:p>
          </table:table-cell>
          <table:table-cell office:value-type="float" office:value="1.780916" calcext:value-type="float">
            <text:p>1.780916</text:p>
          </table:table-cell>
          <table:table-cell office:value-type="float" office:value="1.646665" calcext:value-type="float">
            <text:p>1.646665</text:p>
          </table:table-cell>
          <table:table-cell office:value-type="float" office:value="1.505" calcext:value-type="float">
            <text:p>1.505000</text:p>
          </table:table-cell>
          <table:table-cell office:value-type="float" office:value="1.564371" calcext:value-type="float">
            <text:p>1.564371</text:p>
          </table:table-cell>
          <table:table-cell office:value-type="float" office:value="1.466407" calcext:value-type="float">
            <text:p>1.466407</text:p>
          </table:table-cell>
          <table:table-cell office:value-type="float" office:value="1.498837" calcext:value-type="float">
            <text:p>1.498837</text:p>
          </table:table-cell>
          <table:table-cell office:value-type="float" office:value="1.445516" calcext:value-type="float">
            <text:p>1.445516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455948" calcext:value-type="float">
            <text:p>1.4559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349" calcext:value-type="float">
            <text:p>2.822349</text:p>
          </table:table-cell>
          <table:table-cell table:number-columns-repeated="3"/>
          <table:table-cell office:value-type="float" office:value="3.277218" calcext:value-type="float">
            <text:p>3.277218</text:p>
          </table:table-cell>
          <table:table-cell office:value-type="float" office:value="2.996308" calcext:value-type="float">
            <text:p>2.996308</text:p>
          </table:table-cell>
          <table:table-cell office:value-type="float" office:value="3.001418" calcext:value-type="float">
            <text:p>3.001418</text:p>
          </table:table-cell>
          <table:table-cell office:value-type="float" office:value="2.908182" calcext:value-type="float">
            <text:p>2.908182</text:p>
          </table:table-cell>
          <table:table-cell office:value-type="float" office:value="2.986845" calcext:value-type="float">
            <text:p>2.986845</text:p>
          </table:table-cell>
          <table:table-cell office:value-type="float" office:value="2.795664" calcext:value-type="float">
            <text:p>2.795664</text:p>
          </table:table-cell>
          <table:table-cell office:value-type="float" office:value="2.780715" calcext:value-type="float">
            <text:p>2.780715</text:p>
          </table:table-cell>
          <table:table-cell office:value-type="float" office:value="2.732671" calcext:value-type="float">
            <text:p>2.732671</text:p>
          </table:table-cell>
          <table:table-cell office:value-type="float" office:value="2.815238" calcext:value-type="float">
            <text:p>2.815238</text:p>
          </table:table-cell>
          <table:table-cell office:value-type="float" office:value="2.822349" calcext:value-type="float">
            <text:p>2.8223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5-03-20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5-03-20-4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0648" calcext:value-type="float">
            <text:p>1.4506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701924" calcext:value-type="float">
            <text:p>1.701924</text:p>
          </table:table-cell>
          <table:table-cell office:value-type="float" office:value="1.617549" calcext:value-type="float">
            <text:p>1.617549</text:p>
          </table:table-cell>
          <table:table-cell office:value-type="float" office:value="1.566973" calcext:value-type="float">
            <text:p>1.566973</text:p>
          </table:table-cell>
          <table:table-cell office:value-type="float" office:value="1.548532" calcext:value-type="float">
            <text:p>1.548532</text:p>
          </table:table-cell>
          <table:table-cell office:value-type="float" office:value="1.485742" calcext:value-type="float">
            <text:p>1.485742</text:p>
          </table:table-cell>
          <table:table-cell office:value-type="float" office:value="1.558552" calcext:value-type="float">
            <text:p>1.558552</text:p>
          </table:table-cell>
          <table:table-cell office:value-type="float" office:value="1.474618" calcext:value-type="float">
            <text:p>1.474618</text:p>
          </table:table-cell>
          <table:table-cell office:value-type="float" office:value="1.453524" calcext:value-type="float">
            <text:p>1.453524</text:p>
          </table:table-cell>
          <table:table-cell office:value-type="float" office:value="1.450648" calcext:value-type="float">
            <text:p>1.4506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7373" calcext:value-type="float">
            <text:p>2.773730</text:p>
          </table:table-cell>
          <table:table-cell table:number-columns-repeated="3"/>
          <table:table-cell office:value-type="float" office:value="3.24942" calcext:value-type="float">
            <text:p>3.249420</text:p>
          </table:table-cell>
          <table:table-cell office:value-type="float" office:value="3.012324" calcext:value-type="float">
            <text:p>3.012324</text:p>
          </table:table-cell>
          <table:table-cell office:value-type="float" office:value="2.950223" calcext:value-type="float">
            <text:p>2.950223</text:p>
          </table:table-cell>
          <table:table-cell office:value-type="float" office:value="2.936602" calcext:value-type="float">
            <text:p>2.936602</text:p>
          </table:table-cell>
          <table:table-cell office:value-type="float" office:value="3.017723" calcext:value-type="float">
            <text:p>3.017723</text:p>
          </table:table-cell>
          <table:table-cell office:value-type="float" office:value="2.779552" calcext:value-type="float">
            <text:p>2.779552</text:p>
          </table:table-cell>
          <table:table-cell office:value-type="float" office:value="2.865802" calcext:value-type="float">
            <text:p>2.865802</text:p>
          </table:table-cell>
          <table:table-cell office:value-type="float" office:value="2.768121" calcext:value-type="float">
            <text:p>2.768121</text:p>
          </table:table-cell>
          <table:table-cell office:value-type="float" office:value="3.021553" calcext:value-type="float">
            <text:p>3.021553</text:p>
          </table:table-cell>
          <table:table-cell office:value-type="float" office:value="2.77373" calcext:value-type="float">
            <text:p>2.77373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6-11-22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6-11-22-4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49839" calcext:value-type="float">
            <text:p>1.449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3152" calcext:value-type="float">
            <text:p>1.773152</text:p>
          </table:table-cell>
          <table:table-cell office:value-type="float" office:value="1.708034" calcext:value-type="float">
            <text:p>1.708034</text:p>
          </table:table-cell>
          <table:table-cell office:value-type="float" office:value="1.640595" calcext:value-type="float">
            <text:p>1.640595</text:p>
          </table:table-cell>
          <table:table-cell office:value-type="float" office:value="1.604269" calcext:value-type="float">
            <text:p>1.604269</text:p>
          </table:table-cell>
          <table:table-cell office:value-type="float" office:value="1.509417" calcext:value-type="float">
            <text:p>1.509417</text:p>
          </table:table-cell>
          <table:table-cell office:value-type="float" office:value="1.472348" calcext:value-type="float">
            <text:p>1.472348</text:p>
          </table:table-cell>
          <table:table-cell office:value-type="float" office:value="1.668878" calcext:value-type="float">
            <text:p>1.668878</text:p>
          </table:table-cell>
          <table:table-cell office:value-type="float" office:value="1.434371" calcext:value-type="float">
            <text:p>1.434371</text:p>
          </table:table-cell>
          <table:table-cell office:value-type="float" office:value="1.446364" calcext:value-type="float">
            <text:p>1.446364</text:p>
          </table:table-cell>
          <table:table-cell office:value-type="float" office:value="1.449839" calcext:value-type="float">
            <text:p>1.44983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11274" calcext:value-type="float">
            <text:p>2.811274</text:p>
          </table:table-cell>
          <table:table-cell table:number-columns-repeated="3"/>
          <table:table-cell office:value-type="float" office:value="3.375705" calcext:value-type="float">
            <text:p>3.375705</text:p>
          </table:table-cell>
          <table:table-cell office:value-type="float" office:value="3.07137" calcext:value-type="float">
            <text:p>3.071370</text:p>
          </table:table-cell>
          <table:table-cell office:value-type="float" office:value="2.983602" calcext:value-type="float">
            <text:p>2.983602</text:p>
          </table:table-cell>
          <table:table-cell office:value-type="float" office:value="2.946472" calcext:value-type="float">
            <text:p>2.946472</text:p>
          </table:table-cell>
          <table:table-cell office:value-type="float" office:value="3.04687" calcext:value-type="float">
            <text:p>3.046870</text:p>
          </table:table-cell>
          <table:table-cell office:value-type="float" office:value="2.793638" calcext:value-type="float">
            <text:p>2.793638</text:p>
          </table:table-cell>
          <table:table-cell office:value-type="float" office:value="2.837403" calcext:value-type="float">
            <text:p>2.837403</text:p>
          </table:table-cell>
          <table:table-cell office:value-type="float" office:value="2.684289" calcext:value-type="float">
            <text:p>2.684289</text:p>
          </table:table-cell>
          <table:table-cell office:value-type="float" office:value="2.785003" calcext:value-type="float">
            <text:p>2.785003</text:p>
          </table:table-cell>
          <table:table-cell office:value-type="float" office:value="2.811274" calcext:value-type="float">
            <text:p>2.81127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7-17-51-1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7-17-51-19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2514" calcext:value-type="float">
            <text:p>1.102514</text:p>
          </table:table-cell>
          <table:table-cell office:value-type="float" office:value="0.9597" calcext:value-type="float">
            <text:p>0.959700</text:p>
          </table:table-cell>
          <table:table-cell office:value-type="float" office:value="0.856168" calcext:value-type="float">
            <text:p>0.856168</text:p>
          </table:table-cell>
          <table:table-cell office:value-type="float" office:value="1" calcext:value-type="float">
            <text:p>1.000000</text:p>
          </table:table-cell>
          <table:table-cell office:value-type="float" office:value="0.77721" calcext:value-type="float">
            <text:p>0.777210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0.747016" calcext:value-type="float">
            <text:p>0.747016</text:p>
          </table:table-cell>
          <table:table-cell office:value-type="float" office:value="0.717988" calcext:value-type="float">
            <text:p>0.717988</text:p>
          </table:table-cell>
          <table:table-cell office:value-type="float" office:value="0.685538" calcext:value-type="float">
            <text:p>0.685538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319" calcext:value-type="float">
            <text:p>1.104319</text:p>
          </table:table-cell>
          <table:table-cell table:number-columns-repeated="3"/>
          <table:table-cell office:value-type="float" office:value="1.8694" calcext:value-type="float">
            <text:p>1.869400</text:p>
          </table:table-cell>
          <table:table-cell office:value-type="float" office:value="1.598454" calcext:value-type="float">
            <text:p>1.598454</text:p>
          </table:table-cell>
          <table:table-cell office:value-type="float" office:value="1.544187" calcext:value-type="float">
            <text:p>1.544187</text:p>
          </table:table-cell>
          <table:table-cell office:value-type="float" office:value="1.719697" calcext:value-type="float">
            <text:p>1.719697</text:p>
          </table:table-cell>
          <table:table-cell office:value-type="float" office:value="1.304039" calcext:value-type="float">
            <text:p>1.304039</text:p>
          </table:table-cell>
          <table:table-cell office:value-type="float" office:value="1.332257" calcext:value-type="float">
            <text:p>1.332257</text:p>
          </table:table-cell>
          <table:table-cell office:value-type="float" office:value="1.231512" calcext:value-type="float">
            <text:p>1.231512</text:p>
          </table:table-cell>
          <table:table-cell office:value-type="float" office:value="1.195377" calcext:value-type="float">
            <text:p>1.195377</text:p>
          </table:table-cell>
          <table:table-cell office:value-type="float" office:value="1.153541" calcext:value-type="float">
            <text:p>1.153541</text:p>
          </table:table-cell>
          <table:table-cell table:style-name="ce12" office:value-type="float" office:value="1.104319" calcext:value-type="float">
            <text:p>1.10431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8-23-53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8-23-53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19503" calcext:value-type="float">
            <text:p>1.119503</text:p>
          </table:table-cell>
          <table:table-cell office:value-type="float" office:value="0.95818" calcext:value-type="float">
            <text:p>0.958180</text:p>
          </table:table-cell>
          <table:table-cell office:value-type="float" office:value="0.867916" calcext:value-type="float">
            <text:p>0.867916</text:p>
          </table:table-cell>
          <table:table-cell office:value-type="float" office:value="0.867664" calcext:value-type="float">
            <text:p>0.867664</text:p>
          </table:table-cell>
          <table:table-cell office:value-type="float" office:value="0.78145" calcext:value-type="float">
            <text:p>0.781450</text:p>
          </table:table-cell>
          <table:table-cell office:value-type="float" office:value="0.753941" calcext:value-type="float">
            <text:p>0.753941</text:p>
          </table:table-cell>
          <table:table-cell office:value-type="float" office:value="0.772942" calcext:value-type="float">
            <text:p>0.772942</text:p>
          </table:table-cell>
          <table:table-cell office:value-type="float" office:value="0.712452" calcext:value-type="float">
            <text:p>0.712452</text:p>
          </table:table-cell>
          <table:table-cell office:value-type="float" office:value="0.684702" calcext:value-type="float">
            <text:p>0.684702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181" calcext:value-type="float">
            <text:p>1.090181</text:p>
          </table:table-cell>
          <table:table-cell table:number-columns-repeated="3"/>
          <table:table-cell office:value-type="float" office:value="1.859364" calcext:value-type="float">
            <text:p>1.859364</text:p>
          </table:table-cell>
          <table:table-cell office:value-type="float" office:value="1.604655" calcext:value-type="float">
            <text:p>1.604655</text:p>
          </table:table-cell>
          <table:table-cell office:value-type="float" office:value="1.462703" calcext:value-type="float">
            <text:p>1.462703</text:p>
          </table:table-cell>
          <table:table-cell office:value-type="float" office:value="1.428917" calcext:value-type="float">
            <text:p>1.428917</text:p>
          </table:table-cell>
          <table:table-cell office:value-type="float" office:value="1.275462" calcext:value-type="float">
            <text:p>1.275462</text:p>
          </table:table-cell>
          <table:table-cell office:value-type="float" office:value="1.326359" calcext:value-type="float">
            <text:p>1.326359</text:p>
          </table:table-cell>
          <table:table-cell office:value-type="float" office:value="1.212163" calcext:value-type="float">
            <text:p>1.212163</text:p>
          </table:table-cell>
          <table:table-cell office:value-type="float" office:value="1.18916" calcext:value-type="float">
            <text:p>1.189160</text:p>
          </table:table-cell>
          <table:table-cell office:value-type="float" office:value="1.125631" calcext:value-type="float">
            <text:p>1.125631</text:p>
          </table:table-cell>
          <table:table-cell table:style-name="ce12" office:value-type="float" office:value="1.090181" calcext:value-type="float">
            <text:p>1.09018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30-05-40-4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30-05-40-4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7042" calcext:value-type="float">
            <text:p>1.107042</text:p>
          </table:table-cell>
          <table:table-cell office:value-type="float" office:value="0.987652" calcext:value-type="float">
            <text:p>0.987652</text:p>
          </table:table-cell>
          <table:table-cell office:value-type="float" office:value="0.917032" calcext:value-type="float">
            <text:p>0.917032</text:p>
          </table:table-cell>
          <table:table-cell office:value-type="float" office:value="0.864055" calcext:value-type="float">
            <text:p>0.864055</text:p>
          </table:table-cell>
          <table:table-cell office:value-type="float" office:value="0.780069" calcext:value-type="float">
            <text:p>0.780069</text:p>
          </table:table-cell>
          <table:table-cell office:value-type="float" office:value="0.751455" calcext:value-type="float">
            <text:p>0.751455</text:p>
          </table:table-cell>
          <table:table-cell office:value-type="float" office:value="0.762656" calcext:value-type="float">
            <text:p>0.762656</text:p>
          </table:table-cell>
          <table:table-cell office:value-type="float" office:value="0.715192" calcext:value-type="float">
            <text:p>0.715192</text:p>
          </table:table-cell>
          <table:table-cell office:value-type="float" office:value="0.694901" calcext:value-type="float">
            <text:p>0.694901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3169" calcext:value-type="float">
            <text:p>1.123169</text:p>
          </table:table-cell>
          <table:table-cell table:number-columns-repeated="3"/>
          <table:table-cell office:value-type="float" office:value="1.803607" calcext:value-type="float">
            <text:p>1.803607</text:p>
          </table:table-cell>
          <table:table-cell office:value-type="float" office:value="1.578346" calcext:value-type="float">
            <text:p>1.578346</text:p>
          </table:table-cell>
          <table:table-cell table:style-name="ce13" office:value-type="float" office:value="1.546751" calcext:value-type="float">
            <text:p>1.546751</text:p>
          </table:table-cell>
          <table:table-cell office:value-type="float" office:value="1.489817" calcext:value-type="float">
            <text:p>1.489817</text:p>
          </table:table-cell>
          <table:table-cell office:value-type="float" office:value="1.311872" calcext:value-type="float">
            <text:p>1.311872</text:p>
          </table:table-cell>
          <table:table-cell office:value-type="float" office:value="1.255378" calcext:value-type="float">
            <text:p>1.255378</text:p>
          </table:table-cell>
          <table:table-cell office:value-type="float" office:value="1.213245" calcext:value-type="float">
            <text:p>1.213245</text:p>
          </table:table-cell>
          <table:table-cell office:value-type="float" office:value="1.169236" calcext:value-type="float">
            <text:p>1.169236</text:p>
          </table:table-cell>
          <table:table-cell office:value-type="float" office:value="1.153614" calcext:value-type="float">
            <text:p>1.153614</text:p>
          </table:table-cell>
          <table:table-cell table:style-name="ce12" office:value-type="float" office:value="1.123169" calcext:value-type="float">
            <text:p>1.12316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1-12-57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1-12-57-2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709" calcext:value-type="float">
            <text:p>0.776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6854" calcext:value-type="float">
            <text:p>1.868540</text:p>
          </table:table-cell>
          <table:table-cell office:value-type="float" office:value="1.366248" calcext:value-type="float">
            <text:p>1.366248</text:p>
          </table:table-cell>
          <table:table-cell office:value-type="float" office:value="1.146919" calcext:value-type="float">
            <text:p>1.146919</text:p>
          </table:table-cell>
          <table:table-cell office:value-type="float" office:value="1.085095" calcext:value-type="float">
            <text:p>1.085095</text:p>
          </table:table-cell>
          <table:table-cell office:value-type="float" office:value="0.990956" calcext:value-type="float">
            <text:p>0.990956</text:p>
          </table:table-cell>
          <table:table-cell office:value-type="float" office:value="0.947668" calcext:value-type="float">
            <text:p>0.947668</text:p>
          </table:table-cell>
          <table:table-cell office:value-type="float" office:value="0.90621" calcext:value-type="float">
            <text:p>0.906210</text:p>
          </table:table-cell>
          <table:table-cell office:value-type="float" office:value="0.82099" calcext:value-type="float">
            <text:p>0.820990</text:p>
          </table:table-cell>
          <table:table-cell office:value-type="float" office:value="0.79275" calcext:value-type="float">
            <text:p>0.792750</text:p>
          </table:table-cell>
          <table:table-cell office:value-type="float" office:value="0.776709" calcext:value-type="float">
            <text:p>0.776709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2-07-21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2-07-21-5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0607" calcext:value-type="float">
            <text:p>0.770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85" calcext:value-type="float">
            <text:p>1.738500</text:p>
          </table:table-cell>
          <table:table-cell office:value-type="float" office:value="1.323034" calcext:value-type="float">
            <text:p>1.323034</text:p>
          </table:table-cell>
          <table:table-cell office:value-type="float" office:value="1.139176" calcext:value-type="float">
            <text:p>1.139176</text:p>
          </table:table-cell>
          <table:table-cell office:value-type="float" office:value="1.075568" calcext:value-type="float">
            <text:p>1.075568</text:p>
          </table:table-cell>
          <table:table-cell office:value-type="float" office:value="0.942656" calcext:value-type="float">
            <text:p>0.942656</text:p>
          </table:table-cell>
          <table:table-cell office:value-type="float" office:value="0.922221" calcext:value-type="float">
            <text:p>0.922221</text:p>
          </table:table-cell>
          <table:table-cell office:value-type="float" office:value="0.862478" calcext:value-type="float">
            <text:p>0.862478</text:p>
          </table:table-cell>
          <table:table-cell office:value-type="float" office:value="0.819047" calcext:value-type="float">
            <text:p>0.819047</text:p>
          </table:table-cell>
          <table:table-cell office:value-type="float" office:value="0.788379" calcext:value-type="float">
            <text:p>0.788379</text:p>
          </table:table-cell>
          <table:table-cell office:value-type="float" office:value="0.770607" calcext:value-type="float">
            <text:p>0.77060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00-08-3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00-08-3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83056" calcext:value-type="float">
            <text:p>1.783056</text:p>
          </table:table-cell>
          <table:table-cell office:value-type="float" office:value="1.376416" calcext:value-type="float">
            <text:p>1.376416</text:p>
          </table:table-cell>
          <table:table-cell office:value-type="float" office:value="1.125938" calcext:value-type="float">
            <text:p>1.125938</text:p>
          </table:table-cell>
          <table:table-cell office:value-type="float" office:value="1.090712" calcext:value-type="float">
            <text:p>1.090712</text:p>
          </table:table-cell>
          <table:table-cell office:value-type="float" office:value="0.979696" calcext:value-type="float">
            <text:p>0.979696</text:p>
          </table:table-cell>
          <table:table-cell office:value-type="float" office:value="0.932314" calcext:value-type="float">
            <text:p>0.932314</text:p>
          </table:table-cell>
          <table:table-cell office:value-type="float" office:value="0.880135" calcext:value-type="float">
            <text:p>0.880135</text:p>
          </table:table-cell>
          <table:table-cell office:value-type="float" office:value="0.840247" calcext:value-type="float">
            <text:p>0.840247</text:p>
          </table:table-cell>
          <table:table-cell office:value-type="float" office:value="0.79466" calcext:value-type="float">
            <text:p>0.794660</text:p>
          </table:table-cell>
          <table:table-cell office:value-type="float" office:value="0.776917" calcext:value-type="float">
            <text:p>0.77691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16-54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16-54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041" calcext:value-type="float">
            <text:p>1.4104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12743" calcext:value-type="float">
            <text:p>1.612743</text:p>
          </table:table-cell>
          <table:table-cell office:value-type="float" office:value="1.716259" calcext:value-type="float">
            <text:p>1.716259</text:p>
          </table:table-cell>
          <table:table-cell office:value-type="float" office:value="1.650423" calcext:value-type="float">
            <text:p>1.650423</text:p>
          </table:table-cell>
          <table:table-cell office:value-type="float" office:value="1.502534" calcext:value-type="float">
            <text:p>1.502534</text:p>
          </table:table-cell>
          <table:table-cell office:value-type="float" office:value="1.552629" calcext:value-type="float">
            <text:p>1.552629</text:p>
          </table:table-cell>
          <table:table-cell office:value-type="float" office:value="1.488422" calcext:value-type="float">
            <text:p>1.488422</text:p>
          </table:table-cell>
          <table:table-cell office:value-type="float" office:value="1.543553" calcext:value-type="float">
            <text:p>1.543553</text:p>
          </table:table-cell>
          <table:table-cell office:value-type="float" office:value="1.392956" calcext:value-type="float">
            <text:p>1.392956</text:p>
          </table:table-cell>
          <table:table-cell office:value-type="float" office:value="1.420086" calcext:value-type="float">
            <text:p>1.420086</text:p>
          </table:table-cell>
          <table:table-cell office:value-type="float" office:value="1.41041" calcext:value-type="float">
            <text:p>1.4104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0835" calcext:value-type="float">
            <text:p>2.700835</text:p>
          </table:table-cell>
          <table:table-cell table:number-columns-repeated="3"/>
          <table:table-cell office:value-type="float" office:value="3.215208" calcext:value-type="float">
            <text:p>3.215208</text:p>
          </table:table-cell>
          <table:table-cell office:value-type="float" office:value="2.980677" calcext:value-type="float">
            <text:p>2.980677</text:p>
          </table:table-cell>
          <table:table-cell office:value-type="float" office:value="3.041152" calcext:value-type="float">
            <text:p>3.041152</text:p>
          </table:table-cell>
          <table:table-cell office:value-type="float" office:value="2.843014" calcext:value-type="float">
            <text:p>2.843014</text:p>
          </table:table-cell>
          <table:table-cell office:value-type="float" office:value="2.94251" calcext:value-type="float">
            <text:p>2.942510</text:p>
          </table:table-cell>
          <table:table-cell office:value-type="float" office:value="2.734921" calcext:value-type="float">
            <text:p>2.734921</text:p>
          </table:table-cell>
          <table:table-cell office:value-type="float" office:value="2.726938" calcext:value-type="float">
            <text:p>2.726938</text:p>
          </table:table-cell>
          <table:table-cell office:value-type="float" office:value="2.710843" calcext:value-type="float">
            <text:p>2.710843</text:p>
          </table:table-cell>
          <table:table-cell office:value-type="float" office:value="2.766237" calcext:value-type="float">
            <text:p>2.766237</text:p>
          </table:table-cell>
          <table:table-cell office:value-type="float" office:value="2.700835" calcext:value-type="float">
            <text:p>2.7008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4-21-0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4-21-0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2997" calcext:value-type="float">
            <text:p>1.402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8012" calcext:value-type="float">
            <text:p>1.688012</text:p>
          </table:table-cell>
          <table:table-cell office:value-type="float" office:value="1.759806" calcext:value-type="float">
            <text:p>1.759806</text:p>
          </table:table-cell>
          <table:table-cell office:value-type="float" office:value="1.54747" calcext:value-type="float">
            <text:p>1.547470</text:p>
          </table:table-cell>
          <table:table-cell office:value-type="float" office:value="1.464867" calcext:value-type="float">
            <text:p>1.464867</text:p>
          </table:table-cell>
          <table:table-cell office:value-type="float" office:value="1.522204" calcext:value-type="float">
            <text:p>1.522204</text:p>
          </table:table-cell>
          <table:table-cell office:value-type="float" office:value="1.405552" calcext:value-type="float">
            <text:p>1.405552</text:p>
          </table:table-cell>
          <table:table-cell office:value-type="float" office:value="1.575744" calcext:value-type="float">
            <text:p>1.575744</text:p>
          </table:table-cell>
          <table:table-cell office:value-type="float" office:value="1.402797" calcext:value-type="float">
            <text:p>1.402797</text:p>
          </table:table-cell>
          <table:table-cell office:value-type="float" office:value="1.449592" calcext:value-type="float">
            <text:p>1.449592</text:p>
          </table:table-cell>
          <table:table-cell office:value-type="float" office:value="1.402997" calcext:value-type="float">
            <text:p>1.4029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43559" calcext:value-type="float">
            <text:p>2.743559</text:p>
          </table:table-cell>
          <table:table-cell table:number-columns-repeated="3"/>
          <table:table-cell office:value-type="float" office:value="3.173181" calcext:value-type="float">
            <text:p>3.173181</text:p>
          </table:table-cell>
          <table:table-cell office:value-type="float" office:value="3.02075" calcext:value-type="float">
            <text:p>3.020750</text:p>
          </table:table-cell>
          <table:table-cell office:value-type="float" office:value="2.929274" calcext:value-type="float">
            <text:p>2.929274</text:p>
          </table:table-cell>
          <table:table-cell office:value-type="float" office:value="2.881202" calcext:value-type="float">
            <text:p>2.881202</text:p>
          </table:table-cell>
          <table:table-cell office:value-type="float" office:value="2.971478" calcext:value-type="float">
            <text:p>2.971478</text:p>
          </table:table-cell>
          <table:table-cell office:value-type="float" office:value="2.798536" calcext:value-type="float">
            <text:p>2.798536</text:p>
          </table:table-cell>
          <table:table-cell office:value-type="float" office:value="2.754977" calcext:value-type="float">
            <text:p>2.754977</text:p>
          </table:table-cell>
          <table:table-cell office:value-type="float" office:value="2.683306" calcext:value-type="float">
            <text:p>2.683306</text:p>
          </table:table-cell>
          <table:table-cell office:value-type="float" office:value="2.822234" calcext:value-type="float">
            <text:p>2.822234</text:p>
          </table:table-cell>
          <table:table-cell office:value-type="float" office:value="2.743559" calcext:value-type="float">
            <text:p>2.7435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lbedo</text:p>
          </table:table-cell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7-15-5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7-15-59-1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946" calcext:value-type="float">
            <text:p>1.056946</text:p>
          </table:table-cell>
          <table:table-cell office:value-type="float" office:value="0.944011" calcext:value-type="float">
            <text:p>0.944011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82298" calcext:value-type="float">
            <text:p>0.822980</text:p>
          </table:table-cell>
          <table:table-cell office:value-type="float" office:value="0.767066" calcext:value-type="float">
            <text:p>0.767066</text:p>
          </table:table-cell>
          <table:table-cell office:value-type="float" office:value="0.702038" calcext:value-type="float">
            <text:p>0.702038</text:p>
          </table:table-cell>
          <table:table-cell office:value-type="float" office:value="0.696362" calcext:value-type="float">
            <text:p>0.696362</text:p>
          </table:table-cell>
          <table:table-cell office:value-type="float" office:value="0.680005" calcext:value-type="float">
            <text:p>0.680005</text:p>
          </table:table-cell>
          <table:table-cell office:value-type="float" office:value="0.648369" calcext:value-type="float">
            <text:p>0.648369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lidation (albedo) EPE: 0.780667, 1px: 0.930956, 3px: 0.969917, 5px: 0.979228</text:p>
          </table:table-cell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4615" calcext:value-type="float">
            <text:p>1.094615</text:p>
          </table:table-cell>
          <table:table-cell table:number-columns-repeated="3"/>
          <table:table-cell office:value-type="float" office:value="1.761358" calcext:value-type="float">
            <text:p>1.761358</text:p>
          </table:table-cell>
          <table:table-cell office:value-type="float" office:value="1.583239" calcext:value-type="float">
            <text:p>1.583239</text:p>
          </table:table-cell>
          <table:table-cell office:value-type="float" office:value="1.430842" calcext:value-type="float">
            <text:p>1.430842</text:p>
          </table:table-cell>
          <table:table-cell office:value-type="float" office:value="1.480538" calcext:value-type="float">
            <text:p>1.480538</text:p>
          </table:table-cell>
          <table:table-cell office:value-type="float" office:value="1.335005" calcext:value-type="float">
            <text:p>1.335005</text:p>
          </table:table-cell>
          <table:table-cell office:value-type="float" office:value="1.249724" calcext:value-type="float">
            <text:p>1.249724</text:p>
          </table:table-cell>
          <table:table-cell office:value-type="float" office:value="1.186101" calcext:value-type="float">
            <text:p>1.186101</text:p>
          </table:table-cell>
          <table:table-cell office:value-type="float" office:value="1.14221" calcext:value-type="float">
            <text:p>1.142210</text:p>
          </table:table-cell>
          <table:table-cell office:value-type="float" office:value="1.123057" calcext:value-type="float">
            <text:p>1.123057</text:p>
          </table:table-cell>
          <table:table-cell table:style-name="ce12" office:value-type="float" office:value="1.094615" calcext:value-type="float">
            <text:p>1.0946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8-18-54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8-18-54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997" calcext:value-type="float">
            <text:p>1.076997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851072" calcext:value-type="float">
            <text:p>0.851072</text:p>
          </table:table-cell>
          <table:table-cell office:value-type="float" office:value="0.789344" calcext:value-type="float">
            <text:p>0.789344</text:p>
          </table:table-cell>
          <table:table-cell office:value-type="float" office:value="0.76436" calcext:value-type="float">
            <text:p>0.764360</text:p>
          </table:table-cell>
          <table:table-cell office:value-type="float" office:value="0.729285" calcext:value-type="float">
            <text:p>0.729285</text:p>
          </table:table-cell>
          <table:table-cell office:value-type="float" office:value="0.682076" calcext:value-type="float">
            <text:p>0.682076</text:p>
          </table:table-cell>
          <table:table-cell office:value-type="float" office:value="0.667187" calcext:value-type="float">
            <text:p>0.667187</text:p>
          </table:table-cell>
          <table:table-cell office:value-type="float" office:value="0.647067" calcext:value-type="float">
            <text:p>0.647067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049" calcext:value-type="float">
            <text:p>1.090049</text:p>
          </table:table-cell>
          <table:table-cell table:number-columns-repeated="3"/>
          <table:table-cell office:value-type="float" office:value="1.892558" calcext:value-type="float">
            <text:p>1.892558</text:p>
          </table:table-cell>
          <table:table-cell office:value-type="float" office:value="1.529615" calcext:value-type="float">
            <text:p>1.529615</text:p>
          </table:table-cell>
          <table:table-cell office:value-type="float" office:value="1.475713" calcext:value-type="float">
            <text:p>1.475713</text:p>
          </table:table-cell>
          <table:table-cell office:value-type="float" office:value="1.382339" calcext:value-type="float">
            <text:p>1.382339</text:p>
          </table:table-cell>
          <table:table-cell office:value-type="float" office:value="1.357228" calcext:value-type="float">
            <text:p>1.357228</text:p>
          </table:table-cell>
          <table:table-cell office:value-type="float" office:value="1.293796" calcext:value-type="float">
            <text:p>1.293796</text:p>
          </table:table-cell>
          <table:table-cell office:value-type="float" office:value="1.194777" calcext:value-type="float">
            <text:p>1.194777</text:p>
          </table:table-cell>
          <table:table-cell office:value-type="float" office:value="1.134361" calcext:value-type="float">
            <text:p>1.134361</text:p>
          </table:table-cell>
          <table:table-cell office:value-type="float" office:value="1.1057" calcext:value-type="float">
            <text:p>1.105700</text:p>
          </table:table-cell>
          <table:table-cell table:style-name="ce12" office:value-type="float" office:value="1.090049" calcext:value-type="float">
            <text:p>1.0900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9-20-34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9-20-34-0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75" calcext:value-type="float">
            <text:p>1.056750</text:p>
          </table:table-cell>
          <table:table-cell office:value-type="float" office:value="0.924704" calcext:value-type="float">
            <text:p>0.924704</text:p>
          </table:table-cell>
          <table:table-cell office:value-type="float" office:value="0.843998" calcext:value-type="float">
            <text:p>0.843998</text:p>
          </table:table-cell>
          <table:table-cell office:value-type="float" office:value="0.81268" calcext:value-type="float">
            <text:p>0.812680</text:p>
          </table:table-cell>
          <table:table-cell office:value-type="float" office:value="0.756751" calcext:value-type="float">
            <text:p>0.756751</text:p>
          </table:table-cell>
          <table:table-cell office:value-type="float" office:value="0.71697" calcext:value-type="float">
            <text:p>0.716970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68492" calcext:value-type="float">
            <text:p>0.668492</text:p>
          </table:table-cell>
          <table:table-cell office:value-type="float" office:value="0.655057" calcext:value-type="float">
            <text:p>0.655057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9992" calcext:value-type="float">
            <text:p>1.109992</text:p>
          </table:table-cell>
          <table:table-cell table:number-columns-repeated="3"/>
          <table:table-cell office:value-type="float" office:value="1.889761" calcext:value-type="float">
            <text:p>1.889761</text:p>
          </table:table-cell>
          <table:table-cell office:value-type="float" office:value="1.534662" calcext:value-type="float">
            <text:p>1.534662</text:p>
          </table:table-cell>
          <table:table-cell office:value-type="float" office:value="1.427618" calcext:value-type="float">
            <text:p>1.427618</text:p>
          </table:table-cell>
          <table:table-cell office:value-type="float" office:value="1.55812" calcext:value-type="float">
            <text:p>1.558120</text:p>
          </table:table-cell>
          <table:table-cell office:value-type="float" office:value="1.325885" calcext:value-type="float">
            <text:p>1.325885</text:p>
          </table:table-cell>
          <table:table-cell office:value-type="float" office:value="1.356866" calcext:value-type="float">
            <text:p>1.356866</text:p>
          </table:table-cell>
          <table:table-cell office:value-type="float" office:value="1.206685" calcext:value-type="float">
            <text:p>1.206685</text:p>
          </table:table-cell>
          <table:table-cell office:value-type="float" office:value="1.147922" calcext:value-type="float">
            <text:p>1.147922</text:p>
          </table:table-cell>
          <table:table-cell office:value-type="float" office:value="1.118472" calcext:value-type="float">
            <text:p>1.118472</text:p>
          </table:table-cell>
          <table:table-cell table:style-name="ce12" office:value-type="float" office:value="1.109992" calcext:value-type="float">
            <text:p>1.10999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0-22-57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0-22-57-5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8077" calcext:value-type="float">
            <text:p>0.7880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7543" calcext:value-type="float">
            <text:p>1.777543</text:p>
          </table:table-cell>
          <table:table-cell office:value-type="float" office:value="1.357602" calcext:value-type="float">
            <text:p>1.357602</text:p>
          </table:table-cell>
          <table:table-cell office:value-type="float" office:value="1.167421" calcext:value-type="float">
            <text:p>1.167421</text:p>
          </table:table-cell>
          <table:table-cell office:value-type="float" office:value="1.084509" calcext:value-type="float">
            <text:p>1.084509</text:p>
          </table:table-cell>
          <table:table-cell office:value-type="float" office:value="0.959375" calcext:value-type="float">
            <text:p>0.959375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73863" calcext:value-type="float">
            <text:p>0.873863</text:p>
          </table:table-cell>
          <table:table-cell office:value-type="float" office:value="0.840272" calcext:value-type="float">
            <text:p>0.840272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788077" calcext:value-type="float">
            <text:p>0.78807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1-17-56-5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1-17-5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02" calcext:value-type="float">
            <text:p>0.794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59199" calcext:value-type="float">
            <text:p>1.759199</text:p>
          </table:table-cell>
          <table:table-cell office:value-type="float" office:value="1.374087" calcext:value-type="float">
            <text:p>1.374087</text:p>
          </table:table-cell>
          <table:table-cell office:value-type="float" office:value="1.13657" calcext:value-type="float">
            <text:p>1.136570</text:p>
          </table:table-cell>
          <table:table-cell office:value-type="float" office:value="1.083009" calcext:value-type="float">
            <text:p>1.083009</text:p>
          </table:table-cell>
          <table:table-cell office:value-type="float" office:value="0.961977" calcext:value-type="float">
            <text:p>0.961977</text:p>
          </table:table-cell>
          <table:table-cell office:value-type="float" office:value="0.91732" calcext:value-type="float">
            <text:p>0.917320</text:p>
          </table:table-cell>
          <table:table-cell office:value-type="float" office:value="0.86019" calcext:value-type="float">
            <text:p>0.860190</text:p>
          </table:table-cell>
          <table:table-cell office:value-type="float" office:value="0.840143" calcext:value-type="float">
            <text:p>0.840143</text:p>
          </table:table-cell>
          <table:table-cell office:value-type="float" office:value="0.808542" calcext:value-type="float">
            <text:p>0.808542</text:p>
          </table:table-cell>
          <table:table-cell office:value-type="float" office:value="0.794102" calcext:value-type="float">
            <text:p>0.79410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2-13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2-13-02-0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62" calcext:value-type="float">
            <text:p>0.794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43187" calcext:value-type="float">
            <text:p>1.843187</text:p>
          </table:table-cell>
          <table:table-cell office:value-type="float" office:value="1.404497" calcext:value-type="float">
            <text:p>1.404497</text:p>
          </table:table-cell>
          <table:table-cell office:value-type="float" office:value="1.16391" calcext:value-type="float">
            <text:p>1.163910</text:p>
          </table:table-cell>
          <table:table-cell office:value-type="float" office:value="1.090678" calcext:value-type="float">
            <text:p>1.090678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15946" calcext:value-type="float">
            <text:p>0.915946</text:p>
          </table:table-cell>
          <table:table-cell office:value-type="float" office:value="0.884048" calcext:value-type="float">
            <text:p>0.884048</text:p>
          </table:table-cell>
          <table:table-cell office:value-type="float" office:value="0.837923" calcext:value-type="float">
            <text:p>0.837923</text:p>
          </table:table-cell>
          <table:table-cell office:value-type="float" office:value="0.798627" calcext:value-type="float">
            <text:p>0.798627</text:p>
          </table:table-cell>
          <table:table-cell office:value-type="float" office:value="0.794162" calcext:value-type="float">
            <text:p>0.79416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3-06-3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3-06-3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6127" calcext:value-type="float">
            <text:p>1.466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2" calcext:value-type="float">
            <text:p>1.761200</text:p>
          </table:table-cell>
          <table:table-cell office:value-type="float" office:value="1.674603" calcext:value-type="float">
            <text:p>1.674603</text:p>
          </table:table-cell>
          <table:table-cell office:value-type="float" office:value="1.627611" calcext:value-type="float">
            <text:p>1.627611</text:p>
          </table:table-cell>
          <table:table-cell office:value-type="float" office:value="1.526162" calcext:value-type="float">
            <text:p>1.526162</text:p>
          </table:table-cell>
          <table:table-cell office:value-type="float" office:value="1.479527" calcext:value-type="float">
            <text:p>1.479527</text:p>
          </table:table-cell>
          <table:table-cell office:value-type="float" office:value="1.445454" calcext:value-type="float">
            <text:p>1.445454</text:p>
          </table:table-cell>
          <table:table-cell office:value-type="float" office:value="1.488409" calcext:value-type="float">
            <text:p>1.488409</text:p>
          </table:table-cell>
          <table:table-cell office:value-type="float" office:value="1.475112" calcext:value-type="float">
            <text:p>1.475112</text:p>
          </table:table-cell>
          <table:table-cell office:value-type="float" office:value="1.377507" calcext:value-type="float">
            <text:p>1.377507</text:p>
          </table:table-cell>
          <table:table-cell office:value-type="float" office:value="1.466127" calcext:value-type="float">
            <text:p>1.4661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4382" calcext:value-type="float">
            <text:p>2.643820</text:p>
          </table:table-cell>
          <table:table-cell table:number-columns-repeated="3"/>
          <table:table-cell office:value-type="float" office:value="3.070782" calcext:value-type="float">
            <text:p>3.070782</text:p>
          </table:table-cell>
          <table:table-cell office:value-type="float" office:value="2.967465" calcext:value-type="float">
            <text:p>2.967465</text:p>
          </table:table-cell>
          <table:table-cell office:value-type="float" office:value="2.885037" calcext:value-type="float">
            <text:p>2.885037</text:p>
          </table:table-cell>
          <table:table-cell office:value-type="float" office:value="2.958987" calcext:value-type="float">
            <text:p>2.958987</text:p>
          </table:table-cell>
          <table:table-cell office:value-type="float" office:value="2.834682" calcext:value-type="float">
            <text:p>2.834682</text:p>
          </table:table-cell>
          <table:table-cell office:value-type="float" office:value="2.669867" calcext:value-type="float">
            <text:p>2.669867</text:p>
          </table:table-cell>
          <table:table-cell office:value-type="float" office:value="2.793615" calcext:value-type="float">
            <text:p>2.793615</text:p>
          </table:table-cell>
          <table:table-cell office:value-type="float" office:value="2.631979" calcext:value-type="float">
            <text:p>2.631979</text:p>
          </table:table-cell>
          <table:table-cell office:value-type="float" office:value="2.620088" calcext:value-type="float">
            <text:p>2.620088</text:p>
          </table:table-cell>
          <table:table-cell office:value-type="float" office:value="2.64382" calcext:value-type="float">
            <text:p>2.64382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4-11-4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4-11-45-1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8936" calcext:value-type="float">
            <text:p>1.4689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148" calcext:value-type="float">
            <text:p>1.761148</text:p>
          </table:table-cell>
          <table:table-cell office:value-type="float" office:value="1.672473" calcext:value-type="float">
            <text:p>1.672473</text:p>
          </table:table-cell>
          <table:table-cell office:value-type="float" office:value="1.665054" calcext:value-type="float">
            <text:p>1.665054</text:p>
          </table:table-cell>
          <table:table-cell office:value-type="float" office:value="1.573203" calcext:value-type="float">
            <text:p>1.573203</text:p>
          </table:table-cell>
          <table:table-cell office:value-type="float" office:value="1.449693" calcext:value-type="float">
            <text:p>1.449693</text:p>
          </table:table-cell>
          <table:table-cell office:value-type="float" office:value="1.46241" calcext:value-type="float">
            <text:p>1.462410</text:p>
          </table:table-cell>
          <table:table-cell office:value-type="float" office:value="1.493502" calcext:value-type="float">
            <text:p>1.493502</text:p>
          </table:table-cell>
          <table:table-cell office:value-type="float" office:value="1.359223" calcext:value-type="float">
            <text:p>1.359223</text:p>
          </table:table-cell>
          <table:table-cell office:value-type="float" office:value="1.388959" calcext:value-type="float">
            <text:p>1.388959</text:p>
          </table:table-cell>
          <table:table-cell office:value-type="float" office:value="1.468936" calcext:value-type="float">
            <text:p>1.4689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00695" calcext:value-type="float">
            <text:p>2.700695</text:p>
          </table:table-cell>
          <table:table-cell table:number-columns-repeated="3"/>
          <table:table-cell office:value-type="float" office:value="3.102551" calcext:value-type="float">
            <text:p>3.102551</text:p>
          </table:table-cell>
          <table:table-cell office:value-type="float" office:value="2.917608" calcext:value-type="float">
            <text:p>2.917608</text:p>
          </table:table-cell>
          <table:table-cell office:value-type="float" office:value="2.895552" calcext:value-type="float">
            <text:p>2.895552</text:p>
          </table:table-cell>
          <table:table-cell office:value-type="float" office:value="3.002143" calcext:value-type="float">
            <text:p>3.002143</text:p>
          </table:table-cell>
          <table:table-cell office:value-type="float" office:value="2.855544" calcext:value-type="float">
            <text:p>2.855544</text:p>
          </table:table-cell>
          <table:table-cell office:value-type="float" office:value="2.799322" calcext:value-type="float">
            <text:p>2.799322</text:p>
          </table:table-cell>
          <table:table-cell office:value-type="float" office:value="2.833159" calcext:value-type="float">
            <text:p>2.833159</text:p>
          </table:table-cell>
          <table:table-cell office:value-type="float" office:value="2.67712" calcext:value-type="float">
            <text:p>2.677120</text:p>
          </table:table-cell>
          <table:table-cell office:value-type="float" office:value="2.661764" calcext:value-type="float">
            <text:p>2.661764</text:p>
          </table:table-cell>
          <table:table-cell office:value-type="float" office:value="2.700695" calcext:value-type="float">
            <text:p>2.70069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15-16-2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15-16-21-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3431" calcext:value-type="float">
            <text:p>1.413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1603" calcext:value-type="float">
            <text:p>1.641603</text:p>
          </table:table-cell>
          <table:table-cell office:value-type="float" office:value="1.679085" calcext:value-type="float">
            <text:p>1.679085</text:p>
          </table:table-cell>
          <table:table-cell office:value-type="float" office:value="1.57935" calcext:value-type="float">
            <text:p>1.579350</text:p>
          </table:table-cell>
          <table:table-cell office:value-type="float" office:value="1.54185" calcext:value-type="float">
            <text:p>1.541850</text:p>
          </table:table-cell>
          <table:table-cell office:value-type="float" office:value="1.463486" calcext:value-type="float">
            <text:p>1.463486</text:p>
          </table:table-cell>
          <table:table-cell office:value-type="float" office:value="1.488615" calcext:value-type="float">
            <text:p>1.488615</text:p>
          </table:table-cell>
          <table:table-cell office:value-type="float" office:value="1.452399" calcext:value-type="float">
            <text:p>1.452399</text:p>
          </table:table-cell>
          <table:table-cell office:value-type="float" office:value="1.3384765" calcext:value-type="float">
            <text:p>1.338477</text:p>
          </table:table-cell>
          <table:table-cell office:value-type="float" office:value="1.423203" calcext:value-type="float">
            <text:p>1.423203</text:p>
          </table:table-cell>
          <table:table-cell office:value-type="float" office:value="1.413431" calcext:value-type="float">
            <text:p>1.4134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810053" calcext:value-type="float">
            <text:p>2.810053</text:p>
          </table:table-cell>
          <table:table-cell table:number-columns-repeated="3"/>
          <table:table-cell office:value-type="float" office:value="3.033506" calcext:value-type="float">
            <text:p>3.033506</text:p>
          </table:table-cell>
          <table:table-cell office:value-type="float" office:value="2.979906" calcext:value-type="float">
            <text:p>2.979906</text:p>
          </table:table-cell>
          <table:table-cell office:value-type="float" office:value="2.897229" calcext:value-type="float">
            <text:p>2.897229</text:p>
          </table:table-cell>
          <table:table-cell office:value-type="float" office:value="2.912939" calcext:value-type="float">
            <text:p>2.912939</text:p>
          </table:table-cell>
          <table:table-cell office:value-type="float" office:value="2.808237" calcext:value-type="float">
            <text:p>2.808237</text:p>
          </table:table-cell>
          <table:table-cell office:value-type="float" office:value="2.818747" calcext:value-type="float">
            <text:p>2.818747</text:p>
          </table:table-cell>
          <table:table-cell office:value-type="float" office:value="2.735249" calcext:value-type="float">
            <text:p>2.735249</text:p>
          </table:table-cell>
          <table:table-cell office:value-type="float" office:value="2.663805" calcext:value-type="float">
            <text:p>2.663805</text:p>
          </table:table-cell>
          <table:table-cell office:value-type="float" office:value="2.857846" calcext:value-type="float">
            <text:p>2.857846</text:p>
          </table:table-cell>
          <table:table-cell office:value-type="float" office:value="2.810053" calcext:value-type="float">
            <text:p>2.81005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6-21-1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6-21-1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264" calcext:value-type="float">
            <text:p>1.077264</text:p>
          </table:table-cell>
          <table:table-cell office:value-type="float" office:value="0.94408" calcext:value-type="float">
            <text:p>0.944080</text:p>
          </table:table-cell>
          <table:table-cell office:value-type="float" office:value="0.889692" calcext:value-type="float">
            <text:p>0.889692</text:p>
          </table:table-cell>
          <table:table-cell office:value-type="float" office:value="0.825037" calcext:value-type="float">
            <text:p>0.825037</text:p>
          </table:table-cell>
          <table:table-cell office:value-type="float" office:value="0.768435" calcext:value-type="float">
            <text:p>0.768435</text:p>
          </table:table-cell>
          <table:table-cell office:value-type="float" office:value="0.731777" calcext:value-type="float">
            <text:p>0.731777</text:p>
          </table:table-cell>
          <table:table-cell office:value-type="float" office:value="0.709773" calcext:value-type="float">
            <text:p>0.709773</text:p>
          </table:table-cell>
          <table:table-cell office:value-type="float" office:value="0.672404" calcext:value-type="float">
            <text:p>0.672404</text:p>
          </table:table-cell>
          <table:table-cell office:value-type="float" office:value="0.662549" calcext:value-type="float">
            <text:p>0.662549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" calcext:value-type="float">
            <text:p>1.120000</text:p>
          </table:table-cell>
          <table:table-cell table:number-columns-repeated="3"/>
          <table:table-cell office:value-type="float" office:value="1.694209" calcext:value-type="float">
            <text:p>1.694209</text:p>
          </table:table-cell>
          <table:table-cell office:value-type="float" office:value="1.54053" calcext:value-type="float">
            <text:p>1.540530</text:p>
          </table:table-cell>
          <table:table-cell office:value-type="float" office:value="1.497788" calcext:value-type="float">
            <text:p>1.497788</text:p>
          </table:table-cell>
          <table:table-cell office:value-type="float" office:value="1.312467" calcext:value-type="float">
            <text:p>1.312467</text:p>
          </table:table-cell>
          <table:table-cell office:value-type="float" office:value="1.286387" calcext:value-type="float">
            <text:p>1.286387</text:p>
          </table:table-cell>
          <table:table-cell office:value-type="float" office:value="1.267767" calcext:value-type="float">
            <text:p>1.267767</text:p>
          </table:table-cell>
          <table:table-cell office:value-type="float" office:value="1.174009" calcext:value-type="float">
            <text:p>1.174009</text:p>
          </table:table-cell>
          <table:table-cell office:value-type="float" office:value="1.162584" calcext:value-type="float">
            <text:p>1.162584</text:p>
          </table:table-cell>
          <table:table-cell office:value-type="float" office:value="1.142393" calcext:value-type="float">
            <text:p>1.142393</text:p>
          </table:table-cell>
          <table:table-cell table:style-name="ce12" office:value-type="float" office:value="1.12" calcext:value-type="float">
            <text:p>1.12000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8-01-40-3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8-01-40-3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412" calcext:value-type="float">
            <text:p>1.034120</text:p>
          </table:table-cell>
          <table:table-cell office:value-type="float" office:value="0.949678" calcext:value-type="float">
            <text:p>0.949678</text:p>
          </table:table-cell>
          <table:table-cell office:value-type="float" office:value="0.893277" calcext:value-type="float">
            <text:p>0.893277</text:p>
          </table:table-cell>
          <table:table-cell office:value-type="float" office:value="0.820877" calcext:value-type="float">
            <text:p>0.820877</text:p>
          </table:table-cell>
          <table:table-cell office:value-type="float" office:value="0.764656" calcext:value-type="float">
            <text:p>0.764656</text:p>
          </table:table-cell>
          <table:table-cell office:value-type="float" office:value="0.75325" calcext:value-type="float">
            <text:p>0.753250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688639" calcext:value-type="float">
            <text:p>0.688639</text:p>
          </table:table-cell>
          <table:table-cell office:value-type="float" office:value="0.6623" calcext:value-type="float">
            <text:p>0.662300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8315" calcext:value-type="float">
            <text:p>1.098315</text:p>
          </table:table-cell>
          <table:table-cell table:number-columns-repeated="3"/>
          <table:table-cell office:value-type="float" office:value="1.746171" calcext:value-type="float">
            <text:p>1.746171</text:p>
          </table:table-cell>
          <table:table-cell office:value-type="float" office:value="1.523803" calcext:value-type="float">
            <text:p>1.523803</text:p>
          </table:table-cell>
          <table:table-cell office:value-type="float" office:value="1.448439" calcext:value-type="float">
            <text:p>1.448439</text:p>
          </table:table-cell>
          <table:table-cell office:value-type="float" office:value="1.481724" calcext:value-type="float">
            <text:p>1.481724</text:p>
          </table:table-cell>
          <table:table-cell office:value-type="float" office:value="1.281999" calcext:value-type="float">
            <text:p>1.281999</text:p>
          </table:table-cell>
          <table:table-cell office:value-type="float" office:value="1.262644" calcext:value-type="float">
            <text:p>1.262644</text:p>
          </table:table-cell>
          <table:table-cell office:value-type="float" office:value="1.198148" calcext:value-type="float">
            <text:p>1.198148</text:p>
          </table:table-cell>
          <table:table-cell office:value-type="float" office:value="1.164835" calcext:value-type="float">
            <text:p>1.164835</text:p>
          </table:table-cell>
          <table:table-cell office:value-type="float" office:value="1.136462" calcext:value-type="float">
            <text:p>1.136462</text:p>
          </table:table-cell>
          <table:table-cell table:style-name="ce12" office:value-type="float" office:value="1.098315" calcext:value-type="float">
            <text:p>1.0983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9-06-19-4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9-06-19-4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2904" calcext:value-type="float">
            <text:p>1.042904</text:p>
          </table:table-cell>
          <table:table-cell office:value-type="float" office:value="0.974158" calcext:value-type="float">
            <text:p>0.974158</text:p>
          </table:table-cell>
          <table:table-cell office:value-type="float" office:value="0.939773" calcext:value-type="float">
            <text:p>0.939773</text:p>
          </table:table-cell>
          <table:table-cell office:value-type="float" office:value="0.819105" calcext:value-type="float">
            <text:p>0.819105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32579" calcext:value-type="float">
            <text:p>0.732579</text:p>
          </table:table-cell>
          <table:table-cell office:value-type="float" office:value="0.706943" calcext:value-type="float">
            <text:p>0.706943</text:p>
          </table:table-cell>
          <table:table-cell office:value-type="float" office:value="0.677937" calcext:value-type="float">
            <text:p>0.677937</text:p>
          </table:table-cell>
          <table:table-cell office:value-type="float" office:value="0.660041" calcext:value-type="float">
            <text:p>0.660041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675" calcext:value-type="float">
            <text:p>1.096750</text:p>
          </table:table-cell>
          <table:table-cell table:number-columns-repeated="3"/>
          <table:table-cell office:value-type="float" office:value="1.787448" calcext:value-type="float">
            <text:p>1.787448</text:p>
          </table:table-cell>
          <table:table-cell office:value-type="float" office:value="1.55474" calcext:value-type="float">
            <text:p>1.554740</text:p>
          </table:table-cell>
          <table:table-cell office:value-type="float" office:value="1.581681" calcext:value-type="float">
            <text:p>1.581681</text:p>
          </table:table-cell>
          <table:table-cell office:value-type="float" office:value="1.335733" calcext:value-type="float">
            <text:p>1.335733</text:p>
          </table:table-cell>
          <table:table-cell office:value-type="float" office:value="1.278033" calcext:value-type="float">
            <text:p>1.278033</text:p>
          </table:table-cell>
          <table:table-cell office:value-type="float" office:value="1.233641" calcext:value-type="float">
            <text:p>1.233641</text:p>
          </table:table-cell>
          <table:table-cell office:value-type="float" office:value="1.188703" calcext:value-type="float">
            <text:p>1.188703</text:p>
          </table:table-cell>
          <table:table-cell office:value-type="float" office:value="1.139136" calcext:value-type="float">
            <text:p>1.139136</text:p>
          </table:table-cell>
          <table:table-cell office:value-type="float" office:value="1.125356" calcext:value-type="float">
            <text:p>1.125356</text:p>
          </table:table-cell>
          <table:table-cell office:value-type="float" office:value="1.09675" calcext:value-type="float">
            <text:p>1.0967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0-16-17-5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0-16-17-59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382" calcext:value-type="float">
            <text:p>0.8038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842" calcext:value-type="float">
            <text:p>1.761842</text:p>
          </table:table-cell>
          <table:table-cell office:value-type="float" office:value="1.429316" calcext:value-type="float">
            <text:p>1.429316</text:p>
          </table:table-cell>
          <table:table-cell office:value-type="float" office:value="1.221536" calcext:value-type="float">
            <text:p>1.221536</text:p>
          </table:table-cell>
          <table:table-cell office:value-type="float" office:value="1.099569" calcext:value-type="float">
            <text:p>1.099569</text:p>
          </table:table-cell>
          <table:table-cell office:value-type="float" office:value="1.016807" calcext:value-type="float">
            <text:p>1.016807</text:p>
          </table:table-cell>
          <table:table-cell office:value-type="float" office:value="0.941308" calcext:value-type="float">
            <text:p>0.941308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871922" calcext:value-type="float">
            <text:p>0.871922</text:p>
          </table:table-cell>
          <table:table-cell office:value-type="float" office:value="0.833491" calcext:value-type="float">
            <text:p>0.833491</text:p>
          </table:table-cell>
          <table:table-cell office:value-type="float" office:value="0.80382" calcext:value-type="float">
            <text:p>0.80382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07-23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07-23-4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6322" calcext:value-type="float">
            <text:p>0.8063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8959" calcext:value-type="float">
            <text:p>1.828959</text:p>
          </table:table-cell>
          <table:table-cell office:value-type="float" office:value="1.425646" calcext:value-type="float">
            <text:p>1.425646</text:p>
          </table:table-cell>
          <table:table-cell office:value-type="float" office:value="1.207739" calcext:value-type="float">
            <text:p>1.207739</text:p>
          </table:table-cell>
          <table:table-cell office:value-type="float" office:value="1.087882" calcext:value-type="float">
            <text:p>1.087882</text:p>
          </table:table-cell>
          <table:table-cell office:value-type="float" office:value="1.013925" calcext:value-type="float">
            <text:p>1.013925</text:p>
          </table:table-cell>
          <table:table-cell office:value-type="float" office:value="0.981002" calcext:value-type="float">
            <text:p>0.981002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847966" calcext:value-type="float">
            <text:p>0.847966</text:p>
          </table:table-cell>
          <table:table-cell office:value-type="float" office:value="0.818709" calcext:value-type="float">
            <text:p>0.818709</text:p>
          </table:table-cell>
          <table:table-cell office:value-type="float" office:value="0.806322" calcext:value-type="float">
            <text:p>0.80632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22-24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22-24-1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4445" calcext:value-type="float">
            <text:p>0.7844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6133" calcext:value-type="float">
            <text:p>1.726133</text:p>
          </table:table-cell>
          <table:table-cell office:value-type="float" office:value="1.37689" calcext:value-type="float">
            <text:p>1.376890</text:p>
          </table:table-cell>
          <table:table-cell office:value-type="float" office:value="1.205045" calcext:value-type="float">
            <text:p>1.205045</text:p>
          </table:table-cell>
          <table:table-cell office:value-type="float" office:value="1.063505" calcext:value-type="float">
            <text:p>1.063505</text:p>
          </table:table-cell>
          <table:table-cell office:value-type="float" office:value="1.014908" calcext:value-type="float">
            <text:p>1.014908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883059" calcext:value-type="float">
            <text:p>0.883059</text:p>
          </table:table-cell>
          <table:table-cell office:value-type="float" office:value="0.860113" calcext:value-type="float">
            <text:p>0.860113</text:p>
          </table:table-cell>
          <table:table-cell office:value-type="float" office:value="0.80267" calcext:value-type="float">
            <text:p>0.802670</text:p>
          </table:table-cell>
          <table:table-cell office:value-type="float" office:value="0.784445" calcext:value-type="float">
            <text:p>0.784445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2-15-05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2-15-05-0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79703" calcext:value-type="float">
            <text:p>1.479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379" calcext:value-type="float">
            <text:p>1.679379</text:p>
          </table:table-cell>
          <table:table-cell office:value-type="float" office:value="1.641225" calcext:value-type="float">
            <text:p>1.641225</text:p>
          </table:table-cell>
          <table:table-cell office:value-type="float" office:value="1.699727" calcext:value-type="float">
            <text:p>1.699727</text:p>
          </table:table-cell>
          <table:table-cell office:value-type="float" office:value="1.530531" calcext:value-type="float">
            <text:p>1.530531</text:p>
          </table:table-cell>
          <table:table-cell office:value-type="float" office:value="1.519912" calcext:value-type="float">
            <text:p>1.519912</text:p>
          </table:table-cell>
          <table:table-cell office:value-type="float" office:value="1.436667" calcext:value-type="float">
            <text:p>1.436667</text:p>
          </table:table-cell>
          <table:table-cell office:value-type="float" office:value="1.740417" calcext:value-type="float">
            <text:p>1.740417</text:p>
          </table:table-cell>
          <table:table-cell office:value-type="float" office:value="1.428095" calcext:value-type="float">
            <text:p>1.428095</text:p>
          </table:table-cell>
          <table:table-cell office:value-type="float" office:value="1.426181" calcext:value-type="float">
            <text:p>1.426181</text:p>
          </table:table-cell>
          <table:table-cell office:value-type="float" office:value="1.479703" calcext:value-type="float">
            <text:p>1.4797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05426" calcext:value-type="float">
            <text:p>2.705426</text:p>
          </table:table-cell>
          <table:table-cell table:number-columns-repeated="3"/>
          <table:table-cell office:value-type="float" office:value="3.109624" calcext:value-type="float">
            <text:p>3.109624</text:p>
          </table:table-cell>
          <table:table-cell office:value-type="float" office:value="2.934191" calcext:value-type="float">
            <text:p>2.934191</text:p>
          </table:table-cell>
          <table:table-cell office:value-type="float" office:value="2.918364" calcext:value-type="float">
            <text:p>2.918364</text:p>
          </table:table-cell>
          <table:table-cell office:value-type="float" office:value="2.970419" calcext:value-type="float">
            <text:p>2.970419</text:p>
          </table:table-cell>
          <table:table-cell office:value-type="float" office:value="2.870828" calcext:value-type="float">
            <text:p>2.870828</text:p>
          </table:table-cell>
          <table:table-cell office:value-type="float" office:value="2.731775" calcext:value-type="float">
            <text:p>2.731775</text:p>
          </table:table-cell>
          <table:table-cell office:value-type="float" office:value="2.780415" calcext:value-type="float">
            <text:p>2.780415</text:p>
          </table:table-cell>
          <table:table-cell office:value-type="float" office:value="2.746914" calcext:value-type="float">
            <text:p>2.746914</text:p>
          </table:table-cell>
          <table:table-cell office:value-type="float" office:value="2.727061" calcext:value-type="float">
            <text:p>2.727061</text:p>
          </table:table-cell>
          <table:table-cell office:value-type="float" office:value="2.705426" calcext:value-type="float">
            <text:p>2.70542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3-13-16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3-13-16-2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31208" calcext:value-type="float">
            <text:p>1.4312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00784" calcext:value-type="float">
            <text:p>1.700784</text:p>
          </table:table-cell>
          <table:table-cell office:value-type="float" office:value="1.552365" calcext:value-type="float">
            <text:p>1.552365</text:p>
          </table:table-cell>
          <table:table-cell office:value-type="float" office:value="1.689816" calcext:value-type="float">
            <text:p>1.689816</text:p>
          </table:table-cell>
          <table:table-cell office:value-type="float" office:value="1.512931" calcext:value-type="float">
            <text:p>1.512931</text:p>
          </table:table-cell>
          <table:table-cell office:value-type="float" office:value="1.525369" calcext:value-type="float">
            <text:p>1.525369</text:p>
          </table:table-cell>
          <table:table-cell office:value-type="float" office:value="1.435063" calcext:value-type="float">
            <text:p>1.435063</text:p>
          </table:table-cell>
          <table:table-cell office:value-type="float" office:value="1.444659" calcext:value-type="float">
            <text:p>1.444659</text:p>
          </table:table-cell>
          <table:table-cell office:value-type="float" office:value="1.435163" calcext:value-type="float">
            <text:p>1.435163</text:p>
          </table:table-cell>
          <table:table-cell office:value-type="float" office:value="1.429554" calcext:value-type="float">
            <text:p>1.429554</text:p>
          </table:table-cell>
          <table:table-cell office:value-type="float" office:value="1.431208" calcext:value-type="float">
            <text:p>1.4312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94643" calcext:value-type="float">
            <text:p>2.694643</text:p>
          </table:table-cell>
          <table:table-cell table:number-columns-repeated="3"/>
          <table:table-cell office:value-type="float" office:value="3.117481" calcext:value-type="float">
            <text:p>3.117481</text:p>
          </table:table-cell>
          <table:table-cell office:value-type="float" office:value="3.076416" calcext:value-type="float">
            <text:p>3.076416</text:p>
          </table:table-cell>
          <table:table-cell office:value-type="float" office:value="2.937181" calcext:value-type="float">
            <text:p>2.937181</text:p>
          </table:table-cell>
          <table:table-cell office:value-type="float" office:value="2.988153" calcext:value-type="float">
            <text:p>2.988153</text:p>
          </table:table-cell>
          <table:table-cell office:value-type="float" office:value="2.820214" calcext:value-type="float">
            <text:p>2.820214</text:p>
          </table:table-cell>
          <table:table-cell office:value-type="float" office:value="2.756717" calcext:value-type="float">
            <text:p>2.756717</text:p>
          </table:table-cell>
          <table:table-cell office:value-type="float" office:value="2.792687" calcext:value-type="float">
            <text:p>2.792687</text:p>
          </table:table-cell>
          <table:table-cell office:value-type="float" office:value="2.723235" calcext:value-type="float">
            <text:p>2.723235</text:p>
          </table:table-cell>
          <table:table-cell office:value-type="float" office:value="2.702178" calcext:value-type="float">
            <text:p>2.702178</text:p>
          </table:table-cell>
          <table:table-cell office:value-type="float" office:value="2.694643" calcext:value-type="float">
            <text:p>2.69464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24-12-05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24-12-05-1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9835" calcext:value-type="float">
            <text:p>1.39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58025" calcext:value-type="float">
            <text:p>1.658025</text:p>
          </table:table-cell>
          <table:table-cell office:value-type="float" office:value="1.607398" calcext:value-type="float">
            <text:p>1.607398</text:p>
          </table:table-cell>
          <table:table-cell office:value-type="float" office:value="1.69965" calcext:value-type="float">
            <text:p>1.699650</text:p>
          </table:table-cell>
          <table:table-cell office:value-type="float" office:value="1.469343" calcext:value-type="float">
            <text:p>1.469343</text:p>
          </table:table-cell>
          <table:table-cell office:value-type="float" office:value="1.516876" calcext:value-type="float">
            <text:p>1.516876</text:p>
          </table:table-cell>
          <table:table-cell office:value-type="float" office:value="1.495085" calcext:value-type="float">
            <text:p>1.495085</text:p>
          </table:table-cell>
          <table:table-cell office:value-type="float" office:value="1.475773" calcext:value-type="float">
            <text:p>1.475773</text:p>
          </table:table-cell>
          <table:table-cell office:value-type="float" office:value="1.398453" calcext:value-type="float">
            <text:p>1.398453</text:p>
          </table:table-cell>
          <table:table-cell office:value-type="float" office:value="1.425787" calcext:value-type="float">
            <text:p>1.425787</text:p>
          </table:table-cell>
          <table:table-cell office:value-type="float" office:value="1.399835" calcext:value-type="float">
            <text:p>1.3998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30757" calcext:value-type="float">
            <text:p>2.730757</text:p>
          </table:table-cell>
          <table:table-cell table:number-columns-repeated="3"/>
          <table:table-cell office:value-type="float" office:value="3.014194" calcext:value-type="float">
            <text:p>3.014194</text:p>
          </table:table-cell>
          <table:table-cell office:value-type="float" office:value="2.950065" calcext:value-type="float">
            <text:p>2.950065</text:p>
          </table:table-cell>
          <table:table-cell office:value-type="float" office:value="2.979968" calcext:value-type="float">
            <text:p>2.979968</text:p>
          </table:table-cell>
          <table:table-cell office:value-type="float" office:value="2.895304" calcext:value-type="float">
            <text:p>2.895304</text:p>
          </table:table-cell>
          <table:table-cell office:value-type="float" office:value="2.877501" calcext:value-type="float">
            <text:p>2.877501</text:p>
          </table:table-cell>
          <table:table-cell office:value-type="float" office:value="2.752704" calcext:value-type="float">
            <text:p>2.752704</text:p>
          </table:table-cell>
          <table:table-cell office:value-type="float" office:value="2.81158" calcext:value-type="float">
            <text:p>2.811580</text:p>
          </table:table-cell>
          <table:table-cell office:value-type="float" office:value="2.737951" calcext:value-type="float">
            <text:p>2.737951</text:p>
          </table:table-cell>
          <table:table-cell office:value-type="float" office:value="2.728056" calcext:value-type="float">
            <text:p>2.728056</text:p>
          </table:table-cell>
          <table:table-cell office:value-type="float" office:value="2.730757" calcext:value-type="float">
            <text:p>2.7307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5-10-05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5-10-05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4407" calcext:value-type="float">
            <text:p>1.054407</text:p>
          </table:table-cell>
          <table:table-cell office:value-type="float" office:value="0.90596" calcext:value-type="float">
            <text:p>0.905960</text:p>
          </table:table-cell>
          <table:table-cell office:value-type="float" office:value="0.887454" calcext:value-type="float">
            <text:p>0.887454</text:p>
          </table:table-cell>
          <table:table-cell office:value-type="float" office:value="0.821379" calcext:value-type="float">
            <text:p>0.821379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0.739142" calcext:value-type="float">
            <text:p>0.739142</text:p>
          </table:table-cell>
          <table:table-cell office:value-type="float" office:value="0.742167" calcext:value-type="float">
            <text:p>0.742167</text:p>
          </table:table-cell>
          <table:table-cell office:value-type="float" office:value="0.68509" calcext:value-type="float">
            <text:p>0.685090</text:p>
          </table:table-cell>
          <table:table-cell office:value-type="float" office:value="0.670033" calcext:value-type="float">
            <text:p>0.670033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72675" calcext:value-type="float">
            <text:p>1.172675</text:p>
          </table:table-cell>
          <table:table-cell table:number-columns-repeated="3"/>
          <table:table-cell office:value-type="float" office:value="1.739322" calcext:value-type="float">
            <text:p>1.739322</text:p>
          </table:table-cell>
          <table:table-cell office:value-type="float" office:value="1.543346" calcext:value-type="float">
            <text:p>1.543346</text:p>
          </table:table-cell>
          <table:table-cell office:value-type="float" office:value="1.466534" calcext:value-type="float">
            <text:p>1.466534</text:p>
          </table:table-cell>
          <table:table-cell office:value-type="float" office:value="1.365987" calcext:value-type="float">
            <text:p>1.365987</text:p>
          </table:table-cell>
          <table:table-cell office:value-type="float" office:value="1.295802" calcext:value-type="float">
            <text:p>1.295802</text:p>
          </table:table-cell>
          <table:table-cell office:value-type="float" office:value="1.291534" calcext:value-type="float">
            <text:p>1.291534</text:p>
          </table:table-cell>
          <table:table-cell office:value-type="float" office:value="1.328471" calcext:value-type="float">
            <text:p>1.328471</text:p>
          </table:table-cell>
          <table:table-cell office:value-type="float" office:value="1.223202" calcext:value-type="float">
            <text:p>1.223202</text:p>
          </table:table-cell>
          <table:table-cell office:value-type="float" office:value="1.163125" calcext:value-type="float">
            <text:p>1.163125</text:p>
          </table:table-cell>
          <table:table-cell table:style-name="ce12" office:value-type="float" office:value="1.172675" calcext:value-type="float">
            <text:p>1.1726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6-07-58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6-07-58-2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40244" calcext:value-type="float">
            <text:p>1.140244</text:p>
          </table:table-cell>
          <table:table-cell office:value-type="float" office:value="0.897407" calcext:value-type="float">
            <text:p>0.897407</text:p>
          </table:table-cell>
          <table:table-cell office:value-type="float" office:value="0.914033" calcext:value-type="float">
            <text:p>0.914033</text:p>
          </table:table-cell>
          <table:table-cell office:value-type="float" office:value="0.83266" calcext:value-type="float">
            <text:p>0.832660</text:p>
          </table:table-cell>
          <table:table-cell office:value-type="float" office:value="0.805384" calcext:value-type="float">
            <text:p>0.805384</text:p>
          </table:table-cell>
          <table:table-cell office:value-type="float" office:value="0.741722" calcext:value-type="float">
            <text:p>0.741722</text:p>
          </table:table-cell>
          <table:table-cell office:value-type="float" office:value="0.74527" calcext:value-type="float">
            <text:p>0.745270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665479" calcext:value-type="float">
            <text:p>0.665479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55028" calcext:value-type="float">
            <text:p>1.155028</text:p>
          </table:table-cell>
          <table:table-cell table:number-columns-repeated="3"/>
          <table:table-cell office:value-type="float" office:value="1.886759" calcext:value-type="float">
            <text:p>1.886759</text:p>
          </table:table-cell>
          <table:table-cell office:value-type="float" office:value="1.60187" calcext:value-type="float">
            <text:p>1.601870</text:p>
          </table:table-cell>
          <table:table-cell office:value-type="float" office:value="1.474318" calcext:value-type="float">
            <text:p>1.474318</text:p>
          </table:table-cell>
          <table:table-cell office:value-type="float" office:value="1.427347" calcext:value-type="float">
            <text:p>1.427347</text:p>
          </table:table-cell>
          <table:table-cell office:value-type="float" office:value="1.325059" calcext:value-type="float">
            <text:p>1.325059</text:p>
          </table:table-cell>
          <table:table-cell office:value-type="float" office:value="1.316859" calcext:value-type="float">
            <text:p>1.316859</text:p>
          </table:table-cell>
          <table:table-cell office:value-type="float" office:value="1.255241" calcext:value-type="float">
            <text:p>1.255241</text:p>
          </table:table-cell>
          <table:table-cell office:value-type="float" office:value="1.217411" calcext:value-type="float">
            <text:p>1.217411</text:p>
          </table:table-cell>
          <table:table-cell office:value-type="float" office:value="1.133797" calcext:value-type="float">
            <text:p>1.133797</text:p>
          </table:table-cell>
          <table:table-cell table:style-name="ce12" office:value-type="float" office:value="1.155028" calcext:value-type="float">
            <text:p>1.15502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7-05-47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7-05-47-1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4155" calcext:value-type="float">
            <text:p>1.104155</text:p>
          </table:table-cell>
          <table:table-cell office:value-type="float" office:value="0.89809" calcext:value-type="float">
            <text:p>0.898090</text:p>
          </table:table-cell>
          <table:table-cell office:value-type="float" office:value="0.917534" calcext:value-type="float">
            <text:p>0.917534</text:p>
          </table:table-cell>
          <table:table-cell office:value-type="float" office:value="0.844335" calcext:value-type="float">
            <text:p>0.844335</text:p>
          </table:table-cell>
          <table:table-cell office:value-type="float" office:value="0.847488" calcext:value-type="float">
            <text:p>0.847488</text:p>
          </table:table-cell>
          <table:table-cell office:value-type="float" office:value="0.760318" calcext:value-type="float">
            <text:p>0.760318</text:p>
          </table:table-cell>
          <table:table-cell office:value-type="float" office:value="0.750182" calcext:value-type="float">
            <text:p>0.750182</text:p>
          </table:table-cell>
          <table:table-cell office:value-type="float" office:value="0.725241" calcext:value-type="float">
            <text:p>0.725241</text:p>
          </table:table-cell>
          <table:table-cell office:value-type="float" office:value="0.680471" calcext:value-type="float">
            <text:p>0.680471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139623" calcext:value-type="float">
            <text:p>1.139623</text:p>
          </table:table-cell>
          <table:table-cell table:number-columns-repeated="3"/>
          <table:table-cell office:value-type="float" office:value="1.805251" calcext:value-type="float">
            <text:p>1.805251</text:p>
          </table:table-cell>
          <table:table-cell office:value-type="float" office:value="1.628274" calcext:value-type="float">
            <text:p>1.628274</text:p>
          </table:table-cell>
          <table:table-cell office:value-type="float" office:value="1.45176" calcext:value-type="float">
            <text:p>1.451760</text:p>
          </table:table-cell>
          <table:table-cell office:value-type="float" office:value="1.348804" calcext:value-type="float">
            <text:p>1.348804</text:p>
          </table:table-cell>
          <table:table-cell office:value-type="float" office:value="1.302172" calcext:value-type="float">
            <text:p>1.302172</text:p>
          </table:table-cell>
          <table:table-cell office:value-type="float" office:value="1.316288" calcext:value-type="float">
            <text:p>1.316288</text:p>
          </table:table-cell>
          <table:table-cell office:value-type="float" office:value="1.269059" calcext:value-type="float">
            <text:p>1.269059</text:p>
          </table:table-cell>
          <table:table-cell office:value-type="float" office:value="1.215339" calcext:value-type="float">
            <text:p>1.215339</text:p>
          </table:table-cell>
          <table:table-cell office:value-type="float" office:value="1.147385" calcext:value-type="float">
            <text:p>1.147385</text:p>
          </table:table-cell>
          <table:table-cell office:value-type="float" office:value="1.139623" calcext:value-type="float">
            <text:p>1.13962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03-40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03-40-3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6861" calcext:value-type="float">
            <text:p>0.796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30428" calcext:value-type="float">
            <text:p>1.830428</text:p>
          </table:table-cell>
          <table:table-cell table:style-name="ce13" office:value-type="float" office:value="1.343593" calcext:value-type="float">
            <text:p>1.343593</text:p>
          </table:table-cell>
          <table:table-cell table:style-name="ce13" office:value-type="float" office:value="1.173718" calcext:value-type="float">
            <text:p>1.173718</text:p>
          </table:table-cell>
          <table:table-cell table:style-name="ce13" office:value-type="float" office:value="1.069038" calcext:value-type="float">
            <text:p>1.069038</text:p>
          </table:table-cell>
          <table:table-cell table:style-name="ce13" office:value-type="float" office:value="0.991747" calcext:value-type="float">
            <text:p>0.991747</text:p>
          </table:table-cell>
          <table:table-cell table:style-name="ce13" office:value-type="float" office:value="0.908675" calcext:value-type="float">
            <text:p>0.908675</text:p>
          </table:table-cell>
          <table:table-cell office:value-type="float" office:value="0.872218" calcext:value-type="float">
            <text:p>0.872218</text:p>
          </table:table-cell>
          <table:table-cell office:value-type="float" office:value="0.833842" calcext:value-type="float">
            <text:p>0.833842</text:p>
          </table:table-cell>
          <table:table-cell office:value-type="float" office:value="0.814052" calcext:value-type="float">
            <text:p>0.814052</text:p>
          </table:table-cell>
          <table:table-cell office:value-type="float" office:value="0.796861" calcext:value-type="float">
            <text:p>0.79686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/>
          <table:table-cell table:style-name="Default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20-08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20-08-2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9603" calcext:value-type="float">
            <text:p>0.789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51475" calcext:value-type="float">
            <text:p>1.751475</text:p>
          </table:table-cell>
          <table:table-cell table:style-name="ce13" office:value-type="float" office:value="1.319351" calcext:value-type="float">
            <text:p>1.319351</text:p>
          </table:table-cell>
          <table:table-cell table:style-name="ce13" office:value-type="float" office:value="1.166946" calcext:value-type="float">
            <text:p>1.166946</text:p>
          </table:table-cell>
          <table:table-cell table:style-name="ce13" office:value-type="float" office:value="1.053025" calcext:value-type="float">
            <text:p>1.053025</text:p>
          </table:table-cell>
          <table:table-cell table:style-name="ce13" office:value-type="float" office:value="0.992809" calcext:value-type="float">
            <text:p>0.992809</text:p>
          </table:table-cell>
          <table:table-cell table:style-name="ce13" office:value-type="float" office:value="0.974834" calcext:value-type="float">
            <text:p>0.974834</text:p>
          </table:table-cell>
          <table:table-cell office:value-type="float" office:value="0.888709" calcext:value-type="float">
            <text:p>0.888709</text:p>
          </table:table-cell>
          <table:table-cell office:value-type="float" office:value="0.83072" calcext:value-type="float">
            <text:p>0.830720</text:p>
          </table:table-cell>
          <table:table-cell office:value-type="float" office:value="0.807972" calcext:value-type="float">
            <text:p>0.807972</text:p>
          </table:table-cell>
          <table:table-cell office:value-type="float" office:value="0.789603" calcext:value-type="float">
            <text:p>0.789603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9-11-48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9-11-48-1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3759" calcext:value-type="float">
            <text:p>0.7937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08375" calcext:value-type="float">
            <text:p>1.808375</text:p>
          </table:table-cell>
          <table:table-cell table:style-name="ce13" office:value-type="float" office:value="1.338628" calcext:value-type="float">
            <text:p>1.338628</text:p>
          </table:table-cell>
          <table:table-cell table:style-name="ce13" office:value-type="float" office:value="1.18635" calcext:value-type="float">
            <text:p>1.18635</text:p>
          </table:table-cell>
          <table:table-cell table:style-name="ce13" office:value-type="float" office:value="1.057545" calcext:value-type="float">
            <text:p>1.057545</text:p>
          </table:table-cell>
          <table:table-cell table:style-name="ce13" office:value-type="float" office:value="1.002132" calcext:value-type="float">
            <text:p>1.002132</text:p>
          </table:table-cell>
          <table:table-cell table:style-name="ce13" office:value-type="float" office:value="0.925955" calcext:value-type="float">
            <text:p>0.925955</text:p>
          </table:table-cell>
          <table:table-cell office:value-type="float" office:value="0.887134" calcext:value-type="float">
            <text:p>0.887134</text:p>
          </table:table-cell>
          <table:table-cell office:value-type="float" office:value="0.847127" calcext:value-type="float">
            <text:p>0.847127</text:p>
          </table:table-cell>
          <table:table-cell office:value-type="float" office:value="0.809255" calcext:value-type="float">
            <text:p>0.809255</text:p>
          </table:table-cell>
          <table:table-cell office:value-type="float" office:value="0.793759" calcext:value-type="float">
            <text:p>0.793759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0-03-31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0-03-31-0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0056" calcext:value-type="float">
            <text:p>1.390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91594" calcext:value-type="float">
            <text:p>1.791594</text:p>
          </table:table-cell>
          <table:table-cell table:style-name="ce13" office:value-type="float" office:value="1.627193" calcext:value-type="float">
            <text:p>1.627193</text:p>
          </table:table-cell>
          <table:table-cell table:style-name="ce13" office:value-type="float" office:value="1.922553" calcext:value-type="float">
            <text:p>1.922553</text:p>
          </table:table-cell>
          <table:table-cell table:style-name="ce13" office:value-type="float" office:value="1.461892" calcext:value-type="float">
            <text:p>1.461892</text:p>
          </table:table-cell>
          <table:table-cell table:style-name="ce13" office:value-type="float" office:value="1.595582" calcext:value-type="float">
            <text:p>1.595582</text:p>
          </table:table-cell>
          <table:table-cell table:style-name="ce13" office:value-type="float" office:value="1.52085" calcext:value-type="float">
            <text:p>1.52085</text:p>
          </table:table-cell>
          <table:table-cell office:value-type="float" office:value="1.477065" calcext:value-type="float">
            <text:p>1.477065</text:p>
          </table:table-cell>
          <table:table-cell office:value-type="float" office:value="1.451024" calcext:value-type="float">
            <text:p>1.451024</text:p>
          </table:table-cell>
          <table:table-cell office:value-type="float" office:value="1.399741" calcext:value-type="float">
            <text:p>1.399741</text:p>
          </table:table-cell>
          <table:table-cell office:value-type="float" office:value="1.390056" calcext:value-type="float">
            <text:p>1.39005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28441" calcext:value-type="float">
            <text:p>2.728441</text:p>
          </table:table-cell>
          <table:table-cell table:number-columns-repeated="3"/>
          <table:table-cell office:value-type="float" office:value="3.155547" calcext:value-type="float">
            <text:p>3.155547</text:p>
          </table:table-cell>
          <table:table-cell office:value-type="float" office:value="3.110612" calcext:value-type="float">
            <text:p>3.110612</text:p>
          </table:table-cell>
          <table:table-cell office:value-type="float" office:value="3.362513" calcext:value-type="float">
            <text:p>3.362513</text:p>
          </table:table-cell>
          <table:table-cell office:value-type="float" office:value="2.850624" calcext:value-type="float">
            <text:p>2.850624</text:p>
          </table:table-cell>
          <table:table-cell office:value-type="float" office:value="2.813766" calcext:value-type="float">
            <text:p>2.813766</text:p>
          </table:table-cell>
          <table:table-cell office:value-type="float" office:value="2.853766" calcext:value-type="float">
            <text:p>2.853766</text:p>
          </table:table-cell>
          <table:table-cell office:value-type="float" office:value="2.815671" calcext:value-type="float">
            <text:p>2.815671</text:p>
          </table:table-cell>
          <table:table-cell office:value-type="float" office:value="2.745813" calcext:value-type="float">
            <text:p>2.745813</text:p>
          </table:table-cell>
          <table:table-cell office:value-type="float" office:value="2.786263" calcext:value-type="float">
            <text:p>2.786263</text:p>
          </table:table-cell>
          <table:table-cell office:value-type="float" office:value="2.728441" calcext:value-type="float">
            <text:p>2.72844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1-02-50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1-02-50-5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48957" calcext:value-type="float">
            <text:p>1.3489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82" calcext:value-type="float">
            <text:p>1.779882</text:p>
          </table:table-cell>
          <table:table-cell office:value-type="float" office:value="1.576816" calcext:value-type="float">
            <text:p>1.576816</text:p>
          </table:table-cell>
          <table:table-cell office:value-type="float" office:value="1.687783" calcext:value-type="float">
            <text:p>1.687783</text:p>
          </table:table-cell>
          <table:table-cell office:value-type="float" office:value="1.488186" calcext:value-type="float">
            <text:p>1.488186</text:p>
          </table:table-cell>
          <table:table-cell office:value-type="float" office:value="1.578194" calcext:value-type="float">
            <text:p>1.578194</text:p>
          </table:table-cell>
          <table:table-cell office:value-type="float" office:value="1.47111" calcext:value-type="float">
            <text:p>1.471110</text:p>
          </table:table-cell>
          <table:table-cell office:value-type="float" office:value="1.614608" calcext:value-type="float">
            <text:p>1.614608</text:p>
          </table:table-cell>
          <table:table-cell office:value-type="float" office:value="1.491433" calcext:value-type="float">
            <text:p>1.491433</text:p>
          </table:table-cell>
          <table:table-cell office:value-type="float" office:value="1.492046" calcext:value-type="float">
            <text:p>1.492046</text:p>
          </table:table-cell>
          <table:table-cell office:value-type="float" office:value="1.348957" calcext:value-type="float">
            <text:p>1.348957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16207" calcext:value-type="float">
            <text:p>2.716207</text:p>
          </table:table-cell>
          <table:table-cell table:number-columns-repeated="3"/>
          <table:table-cell office:value-type="float" office:value="3.181431" calcext:value-type="float">
            <text:p>3.181431</text:p>
          </table:table-cell>
          <table:table-cell office:value-type="float" office:value="3.035938" calcext:value-type="float">
            <text:p>3.035938</text:p>
          </table:table-cell>
          <table:table-cell office:value-type="float" office:value="3.078194" calcext:value-type="float">
            <text:p>3.078194</text:p>
          </table:table-cell>
          <table:table-cell office:value-type="float" office:value="2.903851" calcext:value-type="float">
            <text:p>2.903851</text:p>
          </table:table-cell>
          <table:table-cell office:value-type="float" office:value="3.063138" calcext:value-type="float">
            <text:p>3.063138</text:p>
          </table:table-cell>
          <table:table-cell office:value-type="float" office:value="2.78077" calcext:value-type="float">
            <text:p>2.780770</text:p>
          </table:table-cell>
          <table:table-cell office:value-type="float" office:value="2.835609" calcext:value-type="float">
            <text:p>2.835609</text:p>
          </table:table-cell>
          <table:table-cell office:value-type="float" office:value="2.707855" calcext:value-type="float">
            <text:p>2.707855</text:p>
          </table:table-cell>
          <table:table-cell office:value-type="float" office:value="2.780322" calcext:value-type="float">
            <text:p>2.780322</text:p>
          </table:table-cell>
          <table:table-cell office:value-type="float" office:value="2.716207" calcext:value-type="float">
            <text:p>2.716207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28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01-01-57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6-01-01-57-5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58883" calcext:value-type="float">
            <text:p>1.358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31665" calcext:value-type="float">
            <text:p>1.831665</text:p>
          </table:table-cell>
          <table:table-cell office:value-type="float" office:value="1.594062" calcext:value-type="float">
            <text:p>1.594062</text:p>
          </table:table-cell>
          <table:table-cell office:value-type="float" office:value="1.634919" calcext:value-type="float">
            <text:p>1.634919</text:p>
          </table:table-cell>
          <table:table-cell office:value-type="float" office:value="1.467497" calcext:value-type="float">
            <text:p>1.467497</text:p>
          </table:table-cell>
          <table:table-cell office:value-type="float" office:value="1.585473" calcext:value-type="float">
            <text:p>1.585473</text:p>
          </table:table-cell>
          <table:table-cell office:value-type="float" office:value="1.609094" calcext:value-type="float">
            <text:p>1.609094</text:p>
          </table:table-cell>
          <table:table-cell office:value-type="float" office:value="1.460172" calcext:value-type="float">
            <text:p>1.460172</text:p>
          </table:table-cell>
          <table:table-cell office:value-type="float" office:value="1.434769" calcext:value-type="float">
            <text:p>1.434769</text:p>
          </table:table-cell>
          <table:table-cell office:value-type="float" office:value="1.368805" calcext:value-type="float">
            <text:p>1.368805</text:p>
          </table:table-cell>
          <table:table-cell office:value-type="float" office:value="1.358883" calcext:value-type="float">
            <text:p>1.358883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89901" calcext:value-type="float">
            <text:p>2.689901</text:p>
          </table:table-cell>
          <table:table-cell table:number-columns-repeated="3"/>
          <table:table-cell office:value-type="float" office:value="3.28535" calcext:value-type="float">
            <text:p>3.285350</text:p>
          </table:table-cell>
          <table:table-cell office:value-type="float" office:value="3.005484" calcext:value-type="float">
            <text:p>3.005484</text:p>
          </table:table-cell>
          <table:table-cell office:value-type="float" office:value="3.032557" calcext:value-type="float">
            <text:p>3.032557</text:p>
          </table:table-cell>
          <table:table-cell office:value-type="float" office:value="3.06052" calcext:value-type="float">
            <text:p>3.060520</text:p>
          </table:table-cell>
          <table:table-cell office:value-type="float" office:value="2.806643" calcext:value-type="float">
            <text:p>2.806643</text:p>
          </table:table-cell>
          <table:table-cell office:value-type="float" office:value="2.855364" calcext:value-type="float">
            <text:p>2.855364</text:p>
          </table:table-cell>
          <table:table-cell office:value-type="float" office:value="2.959431" calcext:value-type="float">
            <text:p>2.959431</text:p>
          </table:table-cell>
          <table:table-cell office:value-type="float" office:value="2.784313" calcext:value-type="float">
            <text:p>2.784313</text:p>
          </table:table-cell>
          <table:table-cell office:value-type="float" office:value="2.715164" calcext:value-type="float">
            <text:p>2.715164</text:p>
          </table:table-cell>
          <table:table-cell office:value-type="float" office:value="2.689901" calcext:value-type="float">
            <text:p>2.68990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2-01-16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2-01-16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3249" calcext:value-type="float">
            <text:p>0.653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62112" calcext:value-type="float">
            <text:p>1.062112</text:p>
          </table:table-cell>
          <table:table-cell office:value-type="float" office:value="0.926842" calcext:value-type="float">
            <text:p>0.926842</text:p>
          </table:table-cell>
          <table:table-cell office:value-type="float" office:value="0.838055" calcext:value-type="float">
            <text:p>0.838055</text:p>
          </table:table-cell>
          <table:table-cell office:value-type="float" office:value="0.842983" calcext:value-type="float">
            <text:p>0.842983</text:p>
          </table:table-cell>
          <table:table-cell office:value-type="float" office:value="0.770481" calcext:value-type="float">
            <text:p>0.770481</text:p>
          </table:table-cell>
          <table:table-cell office:value-type="float" office:value="0.748022" calcext:value-type="float">
            <text:p>0.748022</text:p>
          </table:table-cell>
          <table:table-cell office:value-type="float" office:value="0.690985" calcext:value-type="float">
            <text:p>0.690985</text:p>
          </table:table-cell>
          <table:table-cell office:value-type="float" office:value="0.689644" calcext:value-type="float">
            <text:p>0.689644</text:p>
          </table:table-cell>
          <table:table-cell office:value-type="float" office:value="0.662782" calcext:value-type="float">
            <text:p>0.662782</text:p>
          </table:table-cell>
          <table:table-cell table:style-name="ce12" office:value-type="float" office:value="0.653249" calcext:value-type="float">
            <text:p>0.653249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932" calcext:value-type="float">
            <text:p>1.104932</text:p>
          </table:table-cell>
          <table:table-cell table:number-columns-repeated="3"/>
          <table:table-cell office:value-type="float" office:value="1.71068" calcext:value-type="float">
            <text:p>1.710680</text:p>
          </table:table-cell>
          <table:table-cell office:value-type="float" office:value="1.510443" calcext:value-type="float">
            <text:p>1.510443</text:p>
          </table:table-cell>
          <table:table-cell office:value-type="float" office:value="1.407506" calcext:value-type="float">
            <text:p>1.407506</text:p>
          </table:table-cell>
          <table:table-cell office:value-type="float" office:value="1.34607" calcext:value-type="float">
            <text:p>1.346070</text:p>
          </table:table-cell>
          <table:table-cell office:value-type="float" office:value="1.351312" calcext:value-type="float">
            <text:p>1.351312</text:p>
          </table:table-cell>
          <table:table-cell office:value-type="float" office:value="1.235107" calcext:value-type="float">
            <text:p>1.235107</text:p>
          </table:table-cell>
          <table:table-cell office:value-type="float" office:value="1.262108" calcext:value-type="float">
            <text:p>1.262108</text:p>
          </table:table-cell>
          <table:table-cell office:value-type="float" office:value="1.142591" calcext:value-type="float">
            <text:p>1.142591</text:p>
          </table:table-cell>
          <table:table-cell office:value-type="float" office:value="1.11612" calcext:value-type="float">
            <text:p>1.116120</text:p>
          </table:table-cell>
          <table:table-cell table:style-name="ce12" office:value-type="float" office:value="1.104932" calcext:value-type="float">
            <text:p>1.104932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00-31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00-31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284" calcext:value-type="float">
            <text:p>0.6642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035" calcext:value-type="float">
            <text:p>1.100350</text:p>
          </table:table-cell>
          <table:table-cell office:value-type="float" office:value="0.910701" calcext:value-type="float">
            <text:p>0.910701</text:p>
          </table:table-cell>
          <table:table-cell office:value-type="float" office:value="0.815216" calcext:value-type="float">
            <text:p>0.815216</text:p>
          </table:table-cell>
          <table:table-cell office:value-type="float" office:value="0.833443" calcext:value-type="float">
            <text:p>0.833443</text:p>
          </table:table-cell>
          <table:table-cell office:value-type="float" office:value="0.824637" calcext:value-type="float">
            <text:p>0.824637</text:p>
          </table:table-cell>
          <table:table-cell office:value-type="float" office:value="0.729714" calcext:value-type="float">
            <text:p>0.729714</text:p>
          </table:table-cell>
          <table:table-cell office:value-type="float" office:value="0.694842" calcext:value-type="float">
            <text:p>0.694842</text:p>
          </table:table-cell>
          <table:table-cell office:value-type="float" office:value="0.6768" calcext:value-type="float">
            <text:p>0.676800</text:p>
          </table:table-cell>
          <table:table-cell office:value-type="float" office:value="0.661301" calcext:value-type="float">
            <text:p>0.661301</text:p>
          </table:table-cell>
          <table:table-cell table:style-name="ce12" office:value-type="float" office:value="0.664284" calcext:value-type="float">
            <text:p>0.664284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1833" calcext:value-type="float">
            <text:p>1.091833</text:p>
          </table:table-cell>
          <table:table-cell table:number-columns-repeated="3"/>
          <table:table-cell office:value-type="float" office:value="1.665992" calcext:value-type="float">
            <text:p>1.665992</text:p>
          </table:table-cell>
          <table:table-cell office:value-type="float" office:value="1.502241" calcext:value-type="float">
            <text:p>1.502241</text:p>
          </table:table-cell>
          <table:table-cell office:value-type="float" office:value="1.385315" calcext:value-type="float">
            <text:p>1.385315</text:p>
          </table:table-cell>
          <table:table-cell office:value-type="float" office:value="1.398644" calcext:value-type="float">
            <text:p>1.398644</text:p>
          </table:table-cell>
          <table:table-cell office:value-type="float" office:value="1.325155" calcext:value-type="float">
            <text:p>1.325155</text:p>
          </table:table-cell>
          <table:table-cell office:value-type="float" office:value="1.25837" calcext:value-type="float">
            <text:p>1.258370</text:p>
          </table:table-cell>
          <table:table-cell office:value-type="float" office:value="1.298196" calcext:value-type="float">
            <text:p>1.298196</text:p>
          </table:table-cell>
          <table:table-cell table:style-name="ce13" office:value-type="float" office:value="1.156646" calcext:value-type="float">
            <text:p>1.156646</text:p>
          </table:table-cell>
          <table:table-cell office:value-type="float" office:value="1.114193" calcext:value-type="float">
            <text:p>1.114193</text:p>
          </table:table-cell>
          <table:table-cell table:style-name="ce12" office:value-type="float" office:value="1.091833" calcext:value-type="float">
            <text:p>1.091833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23-35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23-35-5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54691" calcext:value-type="float">
            <text:p>0.6546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297" calcext:value-type="float">
            <text:p>1.020297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822002" calcext:value-type="float">
            <text:p>0.822002</text:p>
          </table:table-cell>
          <table:table-cell office:value-type="float" office:value="0.794388" calcext:value-type="float">
            <text:p>0.794388</text:p>
          </table:table-cell>
          <table:table-cell office:value-type="float" office:value="0.818233" calcext:value-type="float">
            <text:p>0.818233</text:p>
          </table:table-cell>
          <table:table-cell office:value-type="float" office:value="0.745489" calcext:value-type="float">
            <text:p>0.745489</text:p>
          </table:table-cell>
          <table:table-cell office:value-type="float" office:value="0.696998" calcext:value-type="float">
            <text:p>0.696998</text:p>
          </table:table-cell>
          <table:table-cell office:value-type="float" office:value="0.679483" calcext:value-type="float">
            <text:p>0.679483</text:p>
          </table:table-cell>
          <table:table-cell office:value-type="float" office:value="0.664474" calcext:value-type="float">
            <text:p>0.664474</text:p>
          </table:table-cell>
          <table:table-cell office:value-type="float" office:value="0.654691" calcext:value-type="float">
            <text:p>0.65469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7986" calcext:value-type="float">
            <text:p>1.097986</text:p>
          </table:table-cell>
          <table:table-cell table:number-columns-repeated="3"/>
          <table:table-cell office:value-type="float" office:value="1.786757" calcext:value-type="float">
            <text:p>1.786757</text:p>
          </table:table-cell>
          <table:table-cell office:value-type="float" office:value="1.527093" calcext:value-type="float">
            <text:p>1.527093</text:p>
          </table:table-cell>
          <table:table-cell office:value-type="float" office:value="1.386043" calcext:value-type="float">
            <text:p>1.386043</text:p>
          </table:table-cell>
          <table:table-cell office:value-type="float" office:value="1.330024" calcext:value-type="float">
            <text:p>1.330024</text:p>
          </table:table-cell>
          <table:table-cell office:value-type="float" office:value="1.321474" calcext:value-type="float">
            <text:p>1.321474</text:p>
          </table:table-cell>
          <table:table-cell office:value-type="float" office:value="1.259896" calcext:value-type="float">
            <text:p>1.259896</text:p>
          </table:table-cell>
          <table:table-cell office:value-type="float" office:value="1.256625" calcext:value-type="float">
            <text:p>1.256625</text:p>
          </table:table-cell>
          <table:table-cell office:value-type="float" office:value="1.13505" calcext:value-type="float">
            <text:p>1.135050</text:p>
          </table:table-cell>
          <table:table-cell office:value-type="float" office:value="1.112991" calcext:value-type="float">
            <text:p>1.112991</text:p>
          </table:table-cell>
          <table:table-cell office:value-type="float" office:value="1.097986" calcext:value-type="float">
            <text:p>1.09798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00-39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00-39-0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0192" calcext:value-type="float">
            <text:p>1.370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93788" calcext:value-type="float">
            <text:p>1.937880</text:p>
          </table:table-cell>
          <table:table-cell office:value-type="float" office:value="1.770146" calcext:value-type="float">
            <text:p>1.770146</text:p>
          </table:table-cell>
          <table:table-cell office:value-type="float" office:value="1.63871" calcext:value-type="float">
            <text:p>1.638710</text:p>
          </table:table-cell>
          <table:table-cell office:value-type="float" office:value="1.590567" calcext:value-type="float">
            <text:p>1.590567</text:p>
          </table:table-cell>
          <table:table-cell office:value-type="float" office:value="1.475338" calcext:value-type="float">
            <text:p>1.475338</text:p>
          </table:table-cell>
          <table:table-cell office:value-type="float" office:value="1.596967" calcext:value-type="float">
            <text:p>1.596967</text:p>
          </table:table-cell>
          <table:table-cell office:value-type="float" office:value="1.592041" calcext:value-type="float">
            <text:p>1.592041</text:p>
          </table:table-cell>
          <table:table-cell office:value-type="float" office:value="1.406112" calcext:value-type="float">
            <text:p>1.406112</text:p>
          </table:table-cell>
          <table:table-cell office:value-type="float" office:value="1.486314" calcext:value-type="float">
            <text:p>1.486314</text:p>
          </table:table-cell>
          <table:table-cell office:value-type="float" office:value="1.370192" calcext:value-type="float">
            <text:p>1.370192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45931" calcext:value-type="float">
            <text:p>2.745931</text:p>
          </table:table-cell>
          <table:table-cell table:number-columns-repeated="3"/>
          <table:table-cell office:value-type="float" office:value="3.217871" calcext:value-type="float">
            <text:p>3.217871</text:p>
          </table:table-cell>
          <table:table-cell office:value-type="float" office:value="3.161414" calcext:value-type="float">
            <text:p>3.161414</text:p>
          </table:table-cell>
          <table:table-cell office:value-type="float" office:value="2.935374" calcext:value-type="float">
            <text:p>2.935374</text:p>
          </table:table-cell>
          <table:table-cell office:value-type="float" office:value="2.908569" calcext:value-type="float">
            <text:p>2.908569</text:p>
          </table:table-cell>
          <table:table-cell office:value-type="float" office:value="2.831603" calcext:value-type="float">
            <text:p>2.831603</text:p>
          </table:table-cell>
          <table:table-cell office:value-type="float" office:value="2.848822" calcext:value-type="float">
            <text:p>2.848822</text:p>
          </table:table-cell>
          <table:table-cell office:value-type="float" office:value="2.808451" calcext:value-type="float">
            <text:p>2.808451</text:p>
          </table:table-cell>
          <table:table-cell office:value-type="float" office:value="2.852946" calcext:value-type="float">
            <text:p>2.852946</text:p>
          </table:table-cell>
          <table:table-cell office:value-type="float" office:value="2.763668" calcext:value-type="float">
            <text:p>2.763668</text:p>
          </table:table-cell>
          <table:table-cell office:value-type="float" office:value="2.745931" calcext:value-type="float">
            <text:p>2.74593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12-38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12-38-2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72937" calcext:value-type="float">
            <text:p>0.7293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30706" calcext:value-type="float">
            <text:p>1.130706</text:p>
          </table:table-cell>
          <table:table-cell office:value-type="float" office:value="1.055781" calcext:value-type="float">
            <text:p>1.055781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0.863014" calcext:value-type="float">
            <text:p>0.863014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0831" calcext:value-type="float">
            <text:p>0.808310</text:p>
          </table:table-cell>
          <table:table-cell office:value-type="float" office:value="0.792" calcext:value-type="float">
            <text:p>0.792000</text:p>
          </table:table-cell>
          <table:table-cell office:value-type="float" office:value="0.777918" calcext:value-type="float">
            <text:p>0.777918</text:p>
          </table:table-cell>
          <table:table-cell office:value-type="float" office:value="0.755176" calcext:value-type="float">
            <text:p>0.755176</text:p>
          </table:table-cell>
          <table:table-cell office:value-type="float" office:value="0.72937" calcext:value-type="float">
            <text:p>0.72937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235383" calcext:value-type="float">
            <text:p>1.235383</text:p>
          </table:table-cell>
          <table:table-cell table:number-columns-repeated="3"/>
          <table:table-cell office:value-type="float" office:value="1.8416" calcext:value-type="float">
            <text:p>1.841600</text:p>
          </table:table-cell>
          <table:table-cell office:value-type="float" office:value="1.65063" calcext:value-type="float">
            <text:p>1.650630</text:p>
          </table:table-cell>
          <table:table-cell office:value-type="float" office:value="1.602813" calcext:value-type="float">
            <text:p>1.602813</text:p>
          </table:table-cell>
          <table:table-cell office:value-type="float" office:value="1.393166" calcext:value-type="float">
            <text:p>1.393166</text:p>
          </table:table-cell>
          <table:table-cell office:value-type="float" office:value="1.496151" calcext:value-type="float">
            <text:p>1.496151</text:p>
          </table:table-cell>
          <table:table-cell office:value-type="float" office:value="1.319024" calcext:value-type="float">
            <text:p>1.319024</text:p>
          </table:table-cell>
          <table:table-cell office:value-type="float" office:value="1.336958" calcext:value-type="float">
            <text:p>1.336958</text:p>
          </table:table-cell>
          <table:table-cell office:value-type="float" office:value="1.296852" calcext:value-type="float">
            <text:p>1.296852</text:p>
          </table:table-cell>
          <table:table-cell office:value-type="float" office:value="1.297955" calcext:value-type="float">
            <text:p>1.297955</text:p>
          </table:table-cell>
          <table:table-cell office:value-type="float" office:value="1.235383" calcext:value-type="float">
            <text:p>1.23538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8-00-09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8-00-09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859" calcext:value-type="float">
            <text:p>1.4085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3364" calcext:value-type="float">
            <text:p>1.643364</text:p>
          </table:table-cell>
          <table:table-cell office:value-type="float" office:value="1.826147" calcext:value-type="float">
            <text:p>1.826147</text:p>
          </table:table-cell>
          <table:table-cell office:value-type="float" office:value="1.446466" calcext:value-type="float">
            <text:p>1.446466</text:p>
          </table:table-cell>
          <table:table-cell office:value-type="float" office:value="1.556612" calcext:value-type="float">
            <text:p>1.556612</text:p>
          </table:table-cell>
          <table:table-cell office:value-type="float" office:value="1.608215" calcext:value-type="float">
            <text:p>1.608215</text:p>
          </table:table-cell>
          <table:table-cell office:value-type="float" office:value="1.510387" calcext:value-type="float">
            <text:p>1.510387</text:p>
          </table:table-cell>
          <table:table-cell office:value-type="float" office:value="1.48086" calcext:value-type="float">
            <text:p>1.480860</text:p>
          </table:table-cell>
          <table:table-cell office:value-type="float" office:value="1.443035" calcext:value-type="float">
            <text:p>1.443035</text:p>
          </table:table-cell>
          <table:table-cell office:value-type="float" office:value="1.410019" calcext:value-type="float">
            <text:p>1.410019</text:p>
          </table:table-cell>
          <table:table-cell office:value-type="float" office:value="1.40859" calcext:value-type="float">
            <text:p>1.40859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73399" calcext:value-type="float">
            <text:p>2.673399</text:p>
          </table:table-cell>
          <table:table-cell table:number-columns-repeated="3"/>
          <table:table-cell office:value-type="float" office:value="3.13163" calcext:value-type="float">
            <text:p>3.131630</text:p>
          </table:table-cell>
          <table:table-cell office:value-type="float" office:value="3.040656" calcext:value-type="float">
            <text:p>3.040656</text:p>
          </table:table-cell>
          <table:table-cell office:value-type="float" office:value="2.813812" calcext:value-type="float">
            <text:p>2.813812</text:p>
          </table:table-cell>
          <table:table-cell office:value-type="float" office:value="2.949613" calcext:value-type="float">
            <text:p>2.949613</text:p>
          </table:table-cell>
          <table:table-cell office:value-type="float" office:value="2.753345" calcext:value-type="float">
            <text:p>2.753345</text:p>
          </table:table-cell>
          <table:table-cell office:value-type="float" office:value="2.746321" calcext:value-type="float">
            <text:p>2.746321</text:p>
          </table:table-cell>
          <table:table-cell office:value-type="float" office:value="2.780318" calcext:value-type="float">
            <text:p>2.780318</text:p>
          </table:table-cell>
          <table:table-cell office:value-type="float" office:value="2.679549" calcext:value-type="float">
            <text:p>2.679549</text:p>
          </table:table-cell>
          <table:table-cell office:value-type="float" office:value="2.69988" calcext:value-type="float">
            <text:p>2.699880</text:p>
          </table:table-cell>
          <table:table-cell office:value-type="float" office:value="2.673399" calcext:value-type="float">
            <text:p>2.67339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9-08-15-4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9-08-15-4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528" calcext:value-type="float">
            <text:p>1.004528</text:p>
          </table:table-cell>
          <table:table-cell office:value-type="float" office:value="0.880955" calcext:value-type="float">
            <text:p>0.880955</text:p>
          </table:table-cell>
          <table:table-cell office:value-type="float" office:value="0.78693" calcext:value-type="float">
            <text:p>0.786930</text:p>
          </table:table-cell>
          <table:table-cell office:value-type="float" office:value="0.750178" calcext:value-type="float">
            <text:p>0.750178</text:p>
          </table:table-cell>
          <table:table-cell office:value-type="float" office:value="0.714872" calcext:value-type="float">
            <text:p>0.714872</text:p>
          </table:table-cell>
          <table:table-cell office:value-type="float" office:value="0.676763" calcext:value-type="float">
            <text:p>0.676763</text:p>
          </table:table-cell>
          <table:table-cell office:value-type="float" office:value="0.660109" calcext:value-type="float">
            <text:p>0.660109</text:p>
          </table:table-cell>
          <table:table-cell office:value-type="float" office:value="0.638473" calcext:value-type="float">
            <text:p>0.638473</text:p>
          </table:table-cell>
          <table:table-cell table:number-columns-repeated="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3"/>
          <table:table-cell office:value-type="float" office:value="1.794657" calcext:value-type="float">
            <text:p>1.794657</text:p>
          </table:table-cell>
          <table:table-cell office:value-type="float" office:value="1.621394" calcext:value-type="float">
            <text:p>1.621394</text:p>
          </table:table-cell>
          <table:table-cell office:value-type="float" office:value="1.353554" calcext:value-type="float">
            <text:p>1.353554</text:p>
          </table:table-cell>
          <table:table-cell office:value-type="float" office:value="1.261499" calcext:value-type="float">
            <text:p>1.261499</text:p>
          </table:table-cell>
          <table:table-cell office:value-type="float" office:value="1.212045" calcext:value-type="float">
            <text:p>1.212045</text:p>
          </table:table-cell>
          <table:table-cell office:value-type="float" office:value="1.135508" calcext:value-type="float">
            <text:p>1.135508</text:p>
          </table:table-cell>
          <table:table-cell office:value-type="float" office:value="1.099388" calcext:value-type="float">
            <text:p>1.099388</text:p>
          </table:table-cell>
          <table:table-cell office:value-type="float" office:value="1.059732" calcext:value-type="float">
            <text:p>1.059732</text:p>
          </table:table-cell>
          <table:table-cell table:number-columns-repeated="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5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table:style-name="ce13" table:number-columns-repeated="3"/>
          <table:table-cell table:style-name="ce3" table:number-columns-repeated="2"/>
          <table:table-cell table:style-name="ce13" table:number-columns-repeated="2"/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office:value-type="string" calcext:value-type="string">
            <text:p>Span = 3</text:p>
          </table:table-cell>
          <table:table-cell table:style-name="Default" table:number-columns-repeated="17"/>
          <table:table-cell table:style-name="ce13"/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4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table:style-name="ce13" table:number-columns-repeated="3"/>
          <table:table-cell table:style-name="ce3" table:number-columns-repeated="2"/>
          <table:table-cell table:style-name="ce13" table:number-columns-repeated="2"/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7"/>
          <table:table-cell table:style-name="ce13"/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7"/>
          <table:table-cell office:value-type="string" calcext:value-type="string">
            <text:p>Span = 4</text:p>
          </table:table-cell>
          <table:table-cell table:style-name="Default" table:number-columns-repeated="14"/>
        </table:table-row>
        <table:table-row table:style-name="ro1" table:number-rows-repeated="52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2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/>
          <table:table-cell/>
          <table:table-cell table:style-name="ce3" table:number-columns-repeated="2"/>
          <table:table-cell table:style-name="ce24"/>
          <table:table-cell/>
          <table:table-cell table:style-name="ce3" table:number-columns-repeated="2"/>
          <table:table-cell table:number-columns-repeated="1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9" office:value-type="float" office:value="1.297586" calcext:value-type="float">
            <text:p>1.29758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9" office:value-type="float" office:value="2.731167" calcext:value-type="float">
            <text:p>2.73116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29"/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9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9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9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9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9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9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9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9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9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9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29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29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29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29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29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29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30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30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30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30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29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29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21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29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29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29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29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13" office:value-type="string" calcext:value-type="string">
            <text:p>4.71% &amp; 6.86% &amp; 5.07 </text:p>
          </table:table-cell>
          <table:table-cell table:style-name="Default"/>
          <table:table-cell table:style-name="ce21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29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29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29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29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29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29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29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29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29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29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29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29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29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29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29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29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29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29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29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29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29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29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29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29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29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29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29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29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29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29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29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29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29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29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29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29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29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29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2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29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29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29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29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29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29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29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29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30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30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30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30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30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30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30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1% &amp; 6.63% &amp; 5.12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2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30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30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30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30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30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30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30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30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30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30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30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30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30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30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30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0% &amp; 6.66% &amp; 5.11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13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7"/>
          <table:table-cell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9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7" office:value-type="string" calcext:value-type="string">
            <text:p>C+T+K</text:p>
          </table:table-cell>
          <table:table-cell table:style-name="ce17" office:value-type="string" calcext:value-type="string">
            <text:p>4 * 3090</text:p>
          </table:table-cell>
          <table:table-cell table:style-name="ce23"/>
          <table:table-cell table:style-name="ce23" office:value-type="string" calcext:value-type="string">
            <text:p>TEST</text:p>
          </table:table-cell>
          <table:table-cell table:style-name="ce17"/>
          <table:table-cell table:style-name="ce17" office:value-type="float" office:value="1234" calcext:value-type="float">
            <text:p>1234</text:p>
          </table:table-cell>
          <table:table-cell table:style-name="ce23" table:number-columns-repeated="2"/>
          <table:table-cell table:style-name="ce17" office:value-type="string" calcext:value-type="string">
            <text:p>kitti</text:p>
          </table:table-cell>
          <table:table-cell table:style-name="ce17" office:value-type="string" calcext:value-type="string">
            <text:p>exp4</text:p>
          </table:table-cell>
          <table:table-cell table:style-name="ce17" office:value-type="string" calcext:value-type="string">
            <text:p>EPE,F1</text:p>
          </table:table-cell>
          <table:table-cell table:style-name="ce17" office:value-type="float" office:value="4" calcext:value-type="float">
            <text:p>4</text:p>
          </table:table-cell>
          <table:table-cell table:style-name="ce12"/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4"/>
          <table:table-cell table:style-name="ce17" table:number-columns-repeated="4"/>
          <table:table-cell table:style-name="ce23"/>
          <table:table-cell table:style-name="ce17" table:number-columns-repeated="8"/>
          <table:table-cell table:style-name="ce12"/>
          <table:table-cell table:style-name="ce17" table:number-columns-repeated="2"/>
          <table:table-cell table:style-name="ce17" office:value-type="string" calcext:value-type="string">
            <text:p>lr=0.000125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3"/>
          <table:covered-table-cell table:number-columns-repeated="2"/>
          <table:covered-table-cell table:number-columns-repeated="2" table:style-name="ce3"/>
          <table:covered-table-cell table:number-columns-repeated="8"/>
          <table:covered-table-cell table:number-columns-repeated="4" table:style-name="ce13"/>
          <table:table-cell table:style-name="ce13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table:number-columns-repeated="10"/>
          <table:table-cell table:style-name="ce17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/>
          <table:table-cell table:number-columns-repeated="3"/>
          <table:table-cell table:style-name="ce3" table:number-columns-repeated="2"/>
          <table:table-cell table:style-name="ce13"/>
          <table:table-cell/>
          <table:table-cell table:style-name="ce3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78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13:50:26.02409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6-10T17:45:04.885534848</dc:date>
    <meta:editing-duration>P107DT2H18M17S</meta:editing-duration>
    <meta:editing-cycles>1320</meta:editing-cycles>
    <meta:generator>LibreOffice/6.4.7.2$Linux_X86_64 LibreOffice_project/40$Build-2</meta:generator>
    <meta:document-statistic meta:table-count="1" meta:cell-count="7020" meta:object-count="0"/>
  </office:meta>
</office:document-meta>
</file>